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2.144cm" table:align="left"/>
    </style:style>
    <style:style style:name="Tabelle2.A" style:family="table-column">
      <style:table-column-properties style:column-width="0.686cm"/>
    </style:style>
    <style:style style:name="Tabelle2.B" style:family="table-column">
      <style:table-column-properties style:column-width="3.806cm"/>
    </style:style>
    <style:style style:name="Tabelle2.C" style:family="table-column">
      <style:table-column-properties style:column-width="0.61cm"/>
    </style:style>
    <style:style style:name="Tabelle2.E" style:family="table-column">
      <style:table-column-properties style:column-width="0.616cm"/>
    </style:style>
    <style:style style:name="Tabelle2.G" style:family="table-column">
      <style:table-column-properties style:column-width="0.751cm"/>
    </style:style>
    <style:style style:name="Tabelle2.H" style:family="table-column">
      <style:table-column-properties style:column-width="1.129cm"/>
    </style:style>
    <style:style style:name="Tabelle2.I" style:family="table-column">
      <style:table-column-properties style:column-width="1.245cm"/>
    </style:style>
    <style:style style:name="Tabelle2.J" style:family="table-column">
      <style:table-column-properties style:column-width="1.012cm"/>
    </style:style>
    <style:style style:name="Tabelle2.K" style:family="table-column">
      <style:table-column-properties style:column-width="1.06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0.686cm"/>
    </style:style>
    <style:style style:name="Tabelle3.B" style:family="table-column">
      <style:table-column-properties style:column-width="4.284cm"/>
    </style:style>
    <style:style style:name="Tabelle3.C" style:family="table-column">
      <style:table-column-properties style:column-width="3.602cm"/>
    </style:style>
    <style:style style:name="Tabelle3.D" style:family="table-column">
      <style:table-column-properties style:column-width="0.61cm"/>
    </style:style>
    <style:style style:name="Tabelle3.E" style:family="table-column">
      <style:table-column-properties style:column-width="1.129cm"/>
    </style:style>
    <style:style style:name="Tabelle3.F" style:family="table-column">
      <style:table-column-properties style:column-width="0.928cm"/>
    </style:style>
    <style:style style:name="Tabelle3.G" style:family="table-column">
      <style:table-column-properties style:column-width="1.245cm"/>
    </style:style>
    <style:style style:name="Tabelle3.H" style:family="table-column">
      <style:table-column-properties style:column-width="1.139cm"/>
    </style:style>
    <style:style style:name="Tabelle3.K" style:family="table-column">
      <style:table-column-properties style:column-width="1.097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innerWrapper">
          <text:section text:style-name="Sect1" text:name="contentNavigationWrapper">
            <text:section text:style-name="Sect1" text:name="contentWrapper">
              <text:section text:style-name="Sect1" text:name="content">
                <text:h text:style-name="Heading_20_1" text:outline-level="1">Ligenspiele Herren</text:h>
                <text:h text:style-name="Heading_20_3" text:outline-level="3">2012/13</text:h>
                <text:h text:style-name="Heading_20_3" text:outline-level="3">NR Bezirksklasse 2</text:h>
                <text:h text:style-name="Heading_20_3" text:outline-level="3">Mannschaftstabelle</text:h>
                <table:table table:name="Tabelle2" table:style-name="Tabelle2">
                  <table:table-column table:style-name="Tabelle2.A"/>
                  <table:table-column table:style-name="Tabelle2.B"/>
                  <table:table-column table:style-name="Tabelle2.C" table:number-columns-repeated="2"/>
                  <table:table-column table:style-name="Tabelle2.E"/>
                  <table:table-column table:style-name="Tabelle2.C"/>
                  <table:table-column table:style-name="Tabelle2.G"/>
                  <table:table-column table:style-name="Tabelle2.H"/>
                  <table:table-column table:style-name="Tabelle2.I"/>
                  <table:table-column table:style-name="Tabelle2.J"/>
                  <table:table-column table:style-name="Tabelle2.K"/>
                  <table:table-header-rows>
                    <table:table-row>
                      <table:table-cell table:style-name="Tabelle2.A1" office:value-type="string">
                        <text:p text:style-name="Table_20_Heading">Pl.</text:p>
                      </table:table-cell>
                      <table:table-cell table:style-name="Tabelle2.A1" office:value-type="string">
                        <text:p text:style-name="Table_20_Heading">Mannschaft</text:p>
                      </table:table-cell>
                      <table:table-cell table:style-name="Tabelle2.A1" office:value-type="string">
                        <text:p text:style-name="Table_20_Heading">S.</text:p>
                      </table:table-cell>
                      <table:table-cell table:style-name="Tabelle2.A1" office:value-type="string">
                        <text:p text:style-name="Table_20_Heading">P.</text:p>
                      </table:table-cell>
                      <table:table-cell table:style-name="Tabelle2.A1" office:value-type="string">
                        <text:p text:style-name="Table_20_Heading">H.</text:p>
                      </table:table-cell>
                      <table:table-cell table:style-name="Tabelle2.A1" office:value-type="string">
                        <text:p text:style-name="Table_20_Heading">A.</text:p>
                      </table:table-cell>
                      <table:table-cell table:style-name="Tabelle2.A1" office:value-type="string">
                        <text:p text:style-name="Table_20_Heading">+\-</text:p>
                      </table:table-cell>
                      <table:table-cell table:style-name="Tabelle2.A1" office:value-type="string">
                        <text:p text:style-name="Table_20_Heading">EWP</text:p>
                      </table:table-cell>
                      <table:table-cell table:style-name="Tabelle2.A1" office:value-type="string">
                        <text:p text:style-name="Table_20_Heading">Holz</text:p>
                      </table:table-cell>
                      <table:table-cell table:style-name="Tabelle2.A1" office:value-type="string">
                        <text:p text:style-name="Table_20_Heading">Ø H.</text:p>
                      </table:table-cell>
                      <table:table-cell table:style-name="Tabelle2.A1" office:value-type="string">
                        <text:p text:style-name="Table_20_Heading">Ø A.</text:p>
                      </table:table-cell>
                    </table:table-row>
                  </table:table-header-rows>
                  <table:table-row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skc-kapellen-1">SKC Kapellen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3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617</text:p>
                    </table:table-cell>
                    <table:table-cell table:style-name="Tabelle2.A1" office:value-type="string">
                      <text:p text:style-name="Table_20_Contents">59970</text:p>
                    </table:table-cell>
                    <table:table-cell table:style-name="Tabelle2.A1" office:value-type="string">
                      <text:p text:style-name="Table_20_Contents">686</text:p>
                    </table:table-cell>
                    <table:table-cell table:style-name="Tabelle2.A1" office:value-type="string">
                      <text:p text:style-name="Table_20_Contents">742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sk-6699-solingen-1">SK 66/99 Solingen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31</text:p>
                    </table:table-cell>
                    <table:table-cell table:style-name="Tabelle2.A1" office:value-type="string">
                      <text:p text:style-name="Table_20_Contents">18</text:p>
                    </table:table-cell>
                    <table:table-cell table:style-name="Tabelle2.A1" office:value-type="string">
                      <text:p text:style-name="Table_20_Contents">13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620</text:p>
                    </table:table-cell>
                    <table:table-cell table:style-name="Tabelle2.A1" office:value-type="string">
                      <text:p text:style-name="Table_20_Contents">62520</text:p>
                    </table:table-cell>
                    <table:table-cell table:style-name="Tabelle2.A1" office:value-type="string">
                      <text:p text:style-name="Table_20_Contents">770</text:p>
                    </table:table-cell>
                    <table:table-cell table:style-name="Tabelle2.A1" office:value-type="string">
                      <text:p text:style-name="Table_20_Contents">719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sk-kleve-1">SK Kleve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7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585</text:p>
                    </table:table-cell>
                    <table:table-cell table:style-name="Tabelle2.A1" office:value-type="string">
                      <text:p text:style-name="Table_20_Contents">62116</text:p>
                    </table:table-cell>
                    <table:table-cell table:style-name="Tabelle2.A1" office:value-type="string">
                      <text:p text:style-name="Table_20_Contents">748</text:p>
                    </table:table-cell>
                    <table:table-cell table:style-name="Tabelle2.A1" office:value-type="string">
                      <text:p text:style-name="Table_20_Contents">73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ksf-32-duisburg-1">KSF 32 Duisburg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5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553</text:p>
                    </table:table-cell>
                    <table:table-cell table:style-name="Tabelle2.A1" office:value-type="string">
                      <text:p text:style-name="Table_20_Contents">59736</text:p>
                    </table:table-cell>
                    <table:table-cell table:style-name="Tabelle2.A1" office:value-type="string">
                      <text:p text:style-name="Table_20_Contents">717</text:p>
                    </table:table-cell>
                    <table:table-cell table:style-name="Tabelle2.A1" office:value-type="string">
                      <text:p text:style-name="Table_20_Contents">70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skv-rees-3">SKV Rees 3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8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-3</text:p>
                    </table:table-cell>
                    <table:table-cell table:style-name="Tabelle2.A1" office:value-type="string">
                      <text:p text:style-name="Table_20_Contents">543</text:p>
                    </table:table-cell>
                    <table:table-cell table:style-name="Tabelle2.A1" office:value-type="string">
                      <text:p text:style-name="Table_20_Contents">60364</text:p>
                    </table:table-cell>
                    <table:table-cell table:style-name="Tabelle2.A1" office:value-type="string">
                      <text:p text:style-name="Table_20_Contents">734</text:p>
                    </table:table-cell>
                    <table:table-cell table:style-name="Tabelle2.A1" office:value-type="string">
                      <text:p text:style-name="Table_20_Contents">704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ksg-31-essen-2">KSG 31 Essen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-7</text:p>
                    </table:table-cell>
                    <table:table-cell table:style-name="Tabelle2.A1" office:value-type="string">
                      <text:p text:style-name="Table_20_Contents">482</text:p>
                    </table:table-cell>
                    <table:table-cell table:style-name="Tabelle2.A1" office:value-type="string">
                      <text:p text:style-name="Table_20_Contents">59570</text:p>
                    </table:table-cell>
                    <table:table-cell table:style-name="Tabelle2.A1" office:value-type="string">
                      <text:p text:style-name="Table_20_Contents">734</text:p>
                    </table:table-cell>
                    <table:table-cell table:style-name="Tabelle2.A1" office:value-type="string">
                      <text:p text:style-name="Table_20_Contents">684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bw-61-muelheim-3">BW 61 Mülheim 3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-9</text:p>
                    </table:table-cell>
                    <table:table-cell table:style-name="Tabelle2.A1" office:value-type="string">
                      <text:p text:style-name="Table_20_Contents">496</text:p>
                    </table:table-cell>
                    <table:table-cell table:style-name="Tabelle2.A1" office:value-type="string">
                      <text:p text:style-name="Table_20_Contents">60133</text:p>
                    </table:table-cell>
                    <table:table-cell table:style-name="Tabelle2.A1" office:value-type="string">
                      <text:p text:style-name="Table_20_Contents">711</text:p>
                    </table:table-cell>
                    <table:table-cell table:style-name="Tabelle2.A1" office:value-type="string">
                      <text:p text:style-name="Table_20_Contents">720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2/sk-dinslaken-3">SK Dinslaken 3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9</text:p>
                    </table:table-cell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-12</text:p>
                    </table:table-cell>
                    <table:table-cell table:style-name="Tabelle2.A1" office:value-type="string">
                      <text:p text:style-name="Table_20_Contents">472</text:p>
                    </table:table-cell>
                    <table:table-cell table:style-name="Tabelle2.A1" office:value-type="string">
                      <text:p text:style-name="Table_20_Contents">59869</text:p>
                    </table:table-cell>
                    <table:table-cell table:style-name="Tabelle2.A1" office:value-type="string">
                      <text:p text:style-name="Table_20_Contents">726</text:p>
                    </table:table-cell>
                    <table:table-cell table:style-name="Tabelle2.A1" office:value-type="string">
                      <text:p text:style-name="Table_20_Contents">699</text:p>
                    </table:table-cell>
                  </table:table-row>
                </table:table>
                <text:h text:style-name="Heading_20_3" text:outline-level="3"><text:soft-page-break/>Spielertabelle</text:h>
                <table:table table:name="Tabelle3" table:style-name="Tabelle3">
                  <table:table-column table:style-name="Tabelle3.A"/>
                  <table:table-column table:style-name="Tabelle3.B"/>
                  <table:table-column table:style-name="Tabelle3.C"/>
                  <table:table-column table:style-name="Tabelle3.D"/>
                  <table:table-column table:style-name="Tabelle3.E"/>
                  <table:table-column table:style-name="Tabelle3.F"/>
                  <table:table-column table:style-name="Tabelle3.G"/>
                  <table:table-column table:style-name="Tabelle3.H" table:number-columns-repeated="3"/>
                  <table:table-column table:style-name="Tabelle3.K"/>
                  <table:table-header-rows>
                    <table:table-row>
                      <table:table-cell table:style-name="Tabelle3.A1" office:value-type="string">
                        <text:p text:style-name="Table_20_Heading">Pl.</text:p>
                      </table:table-cell>
                      <table:table-cell table:style-name="Tabelle3.A1" office:value-type="string">
                        <text:p text:style-name="Table_20_Heading">Spieler</text:p>
                      </table:table-cell>
                      <table:table-cell table:style-name="Tabelle3.A1" office:value-type="string">
                        <text:p text:style-name="Table_20_Heading">Mannschaft</text:p>
                      </table:table-cell>
                      <table:table-cell table:style-name="Tabelle3.A1" office:value-type="string">
                        <text:p text:style-name="Table_20_Heading">S.</text:p>
                      </table:table-cell>
                      <table:table-cell table:style-name="Tabelle3.A1" office:value-type="string">
                        <text:p text:style-name="Table_20_Heading">EWP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Holz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Ø H.</text:p>
                      </table:table-cell>
                      <table:table-cell table:style-name="Tabelle3.A1" office:value-type="string">
                        <text:p text:style-name="Table_20_Heading">Ø A.</text:p>
                      </table:table-cell>
                      <table:table-cell table:style-name="Tabelle3.A1" office:value-type="string">
                        <text:p text:style-name="Table_20_Heading">Max</text:p>
                      </table:table-cell>
                    </table:table-row>
                  </table:table-header-rows>
                  <table:table-row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8O8cHBlcnMvL0ZyYW5r" office:target-frame-name="_blank" xlink:show="new">Küppers, Frank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46</text:p>
                    </table:table-cell>
                    <table:table-cell table:style-name="Tabelle3.A1" office:value-type="string">
                      <text:p text:style-name="Table_20_Contents">10.4</text:p>
                    </table:table-cell>
                    <table:table-cell table:style-name="Tabelle3.A1" office:value-type="string">
                      <text:p text:style-name="Table_20_Contents">10411</text:p>
                    </table:table-cell>
                    <table:table-cell table:style-name="Tabelle3.A1" office:value-type="string">
                      <text:p text:style-name="Table_20_Contents">743.6</text:p>
                    </table:table-cell>
                    <table:table-cell table:style-name="Tabelle3.A1" office:value-type="string">
                      <text:p text:style-name="Table_20_Contents">719.0</text:p>
                    </table:table-cell>
                    <table:table-cell table:style-name="Tabelle3.A1" office:value-type="string">
                      <text:p text:style-name="Table_20_Contents">768.3</text:p>
                    </table:table-cell>
                    <table:table-cell table:style-name="Tabelle3.A1" office:value-type="string">
                      <text:p text:style-name="Table_20_Contents">79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MO8YmJlcnMvL0hlcmJlcnQ%3D" office:target-frame-name="_blank" xlink:show="new">Hübbers, Herbert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4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10834</text:p>
                    </table:table-cell>
                    <table:table-cell table:style-name="Tabelle3.A1" office:value-type="string">
                      <text:p text:style-name="Table_20_Contents">773.9</text:p>
                    </table:table-cell>
                    <table:table-cell table:style-name="Tabelle3.A1" office:value-type="string">
                      <text:p text:style-name="Table_20_Contents">776.4</text:p>
                    </table:table-cell>
                    <table:table-cell table:style-name="Tabelle3.A1" office:value-type="string">
                      <text:p text:style-name="Table_20_Contents">771.3</text:p>
                    </table:table-cell>
                    <table:table-cell table:style-name="Tabelle3.A1" office:value-type="string">
                      <text:p text:style-name="Table_20_Contents">82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WmlsbGlrZW5zLy9Sb2xm" office:target-frame-name="_blank" xlink:show="new">Zillikens, Rolf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36</text:p>
                    </table:table-cell>
                    <table:table-cell table:style-name="Tabelle3.A1" office:value-type="string">
                      <text:p text:style-name="Table_20_Contents">9.7</text:p>
                    </table:table-cell>
                    <table:table-cell table:style-name="Tabelle3.A1" office:value-type="string">
                      <text:p text:style-name="Table_20_Contents">10399</text:p>
                    </table:table-cell>
                    <table:table-cell table:style-name="Tabelle3.A1" office:value-type="string">
                      <text:p text:style-name="Table_20_Contents">742.8</text:p>
                    </table:table-cell>
                    <table:table-cell table:style-name="Tabelle3.A1" office:value-type="string">
                      <text:p text:style-name="Table_20_Contents">720.0</text:p>
                    </table:table-cell>
                    <table:table-cell table:style-name="Tabelle3.A1" office:value-type="string">
                      <text:p text:style-name="Table_20_Contents">765.6</text:p>
                    </table:table-cell>
                    <table:table-cell table:style-name="Tabelle3.A1" office:value-type="string">
                      <text:p text:style-name="Table_20_Contents">82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GFubmVjay8vTWFydmlu" office:target-frame-name="_blank" xlink:show="new">Panneck, Marvin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34</text:p>
                    </table:table-cell>
                    <table:table-cell table:style-name="Tabelle3.A1" office:value-type="string">
                      <text:p text:style-name="Table_20_Contents">9.6</text:p>
                    </table:table-cell>
                    <table:table-cell table:style-name="Tabelle3.A1" office:value-type="string">
                      <text:p text:style-name="Table_20_Contents">10555</text:p>
                    </table:table-cell>
                    <table:table-cell table:style-name="Tabelle3.A1" office:value-type="string">
                      <text:p text:style-name="Table_20_Contents">753.9</text:p>
                    </table:table-cell>
                    <table:table-cell table:style-name="Tabelle3.A1" office:value-type="string">
                      <text:p text:style-name="Table_20_Contents">741.3</text:p>
                    </table:table-cell>
                    <table:table-cell table:style-name="Tabelle3.A1" office:value-type="string">
                      <text:p text:style-name="Table_20_Contents">766.6</text:p>
                    </table:table-cell>
                    <table:table-cell table:style-name="Tabelle3.A1" office:value-type="string">
                      <text:p text:style-name="Table_20_Contents">84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ya2V0dC8vV2VybmVy" office:target-frame-name="_blank" xlink:show="new">Markett, Werner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31</text:p>
                    </table:table-cell>
                    <table:table-cell table:style-name="Tabelle3.A1" office:value-type="string">
                      <text:p text:style-name="Table_20_Contents">10.1</text:p>
                    </table:table-cell>
                    <table:table-cell table:style-name="Tabelle3.A1" office:value-type="string">
                      <text:p text:style-name="Table_20_Contents">9901</text:p>
                    </table:table-cell>
                    <table:table-cell table:style-name="Tabelle3.A1" office:value-type="string">
                      <text:p text:style-name="Table_20_Contents">761.6</text:p>
                    </table:table-cell>
                    <table:table-cell table:style-name="Tabelle3.A1" office:value-type="string">
                      <text:p text:style-name="Table_20_Contents">788.3</text:p>
                    </table:table-cell>
                    <table:table-cell table:style-name="Tabelle3.A1" office:value-type="string">
                      <text:p text:style-name="Table_20_Contents">730.5</text:p>
                    </table:table-cell>
                    <table:table-cell table:style-name="Tabelle3.A1" office:value-type="string">
                      <text:p text:style-name="Table_20_Contents">8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mVocmVzY2hpbGQvL1dhbHRlcg%3D%3D" office:target-frame-name="_blank" xlink:show="new">Vehreschild, Walter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17</text:p>
                    </table:table-cell>
                    <table:table-cell table:style-name="Tabelle3.A1" office:value-type="string">
                      <text:p text:style-name="Table_20_Contents">9.8</text:p>
                    </table:table-cell>
                    <table:table-cell table:style-name="Tabelle3.A1" office:value-type="string">
                      <text:p text:style-name="Table_20_Contents">9122</text:p>
                    </table:table-cell>
                    <table:table-cell table:style-name="Tabelle3.A1" office:value-type="string">
                      <text:p text:style-name="Table_20_Contents">760.2</text:p>
                    </table:table-cell>
                    <table:table-cell table:style-name="Tabelle3.A1" office:value-type="string">
                      <text:p text:style-name="Table_20_Contents">767.8</text:p>
                    </table:table-cell>
                    <table:table-cell table:style-name="Tabelle3.A1" office:value-type="string">
                      <text:p text:style-name="Table_20_Contents">752.5</text:p>
                    </table:table-cell>
                    <table:table-cell table:style-name="Tabelle3.A1" office:value-type="string">
                      <text:p text:style-name="Table_20_Contents">79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0ZXJub3dza2kvL0Rhcml1c3o%3D" office:target-frame-name="_blank" xlink:show="new">Maternowski, Dariusz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13</text:p>
                    </table:table-cell>
                    <table:table-cell table:style-name="Tabelle3.A1" office:value-type="string">
                      <text:p text:style-name="Table_20_Contents">8.7</text:p>
                    </table:table-cell>
                    <table:table-cell table:style-name="Tabelle3.A1" office:value-type="string">
                      <text:p text:style-name="Table_20_Contents">9807</text:p>
                    </table:table-cell>
                    <table:table-cell table:style-name="Tabelle3.A1" office:value-type="string">
                      <text:p text:style-name="Table_20_Contents">754.4</text:p>
                    </table:table-cell>
                    <table:table-cell table:style-name="Tabelle3.A1" office:value-type="string">
                      <text:p text:style-name="Table_20_Contents">782.0</text:p>
                    </table:table-cell>
                    <table:table-cell table:style-name="Tabelle3.A1" office:value-type="string">
                      <text:p text:style-name="Table_20_Contents">722.2</text:p>
                    </table:table-cell>
                    <table:table-cell table:style-name="Tabelle3.A1" office:value-type="string">
                      <text:p text:style-name="Table_20_Contents">83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XJiYW4vL0Rpcms%3D" office:target-frame-name="_blank" xlink:show="new">Urban, Dirk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06</text:p>
                    </table:table-cell>
                    <table:table-cell table:style-name="Tabelle3.A1" office:value-type="string">
                      <text:p text:style-name="Table_20_Contents">8.2</text:p>
                    </table:table-cell>
                    <table:table-cell table:style-name="Tabelle3.A1" office:value-type="string">
                      <text:p text:style-name="Table_20_Contents">9465</text:p>
                    </table:table-cell>
                    <table:table-cell table:style-name="Tabelle3.A1" office:value-type="string">
                      <text:p text:style-name="Table_20_Contents">728.1</text:p>
                    </table:table-cell>
                    <table:table-cell table:style-name="Tabelle3.A1" office:value-type="string">
                      <text:p text:style-name="Table_20_Contents">691.8</text:p>
                    </table:table-cell>
                    <table:table-cell table:style-name="Tabelle3.A1" office:value-type="string">
                      <text:p text:style-name="Table_20_Contents">759.1</text:p>
                    </table:table-cell>
                    <table:table-cell table:style-name="Tabelle3.A1" office:value-type="string">
                      <text:p text:style-name="Table_20_Contents">8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HLDtnNzZXIvL0F4ZWw%3D" office:target-frame-name="_blank" xlink:show="new">Drösser, Axel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06</text:p>
                    </table:table-cell>
                    <table:table-cell table:style-name="Tabelle3.A1" office:value-type="string">
                      <text:p text:style-name="Table_20_Contents">8.2</text:p>
                    </table:table-cell>
                    <table:table-cell table:style-name="Tabelle3.A1" office:value-type="string">
                      <text:p text:style-name="Table_20_Contents">9729</text:p>
                    </table:table-cell>
                    <table:table-cell table:style-name="Tabelle3.A1" office:value-type="string">
                      <text:p text:style-name="Table_20_Contents">748.4</text:p>
                    </table:table-cell>
                    <table:table-cell table:style-name="Tabelle3.A1" office:value-type="string">
                      <text:p text:style-name="Table_20_Contents">772.7</text:p>
                    </table:table-cell>
                    <table:table-cell table:style-name="Tabelle3.A1" office:value-type="string">
                      <text:p text:style-name="Table_20_Contents">727.6</text:p>
                    </table:table-cell>
                    <table:table-cell table:style-name="Tabelle3.A1" office:value-type="string">
                      <text:p text:style-name="Table_20_Contents">79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dmFuIGRlIEthbWVyLy9TdGVmYW4%3D" office:target-frame-name="_blank" xlink:show="new">van de Kamer, Stefan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06</text:p>
                    </table:table-cell>
                    <table:table-cell table:style-name="Tabelle3.A1" office:value-type="string">
                      <text:p text:style-name="Table_20_Contents">7.6</text:p>
                    </table:table-cell>
                    <table:table-cell table:style-name="Tabelle3.A1" office:value-type="string">
                      <text:p text:style-name="Table_20_Contents">10482</text:p>
                    </table:table-cell>
                    <table:table-cell table:style-name="Tabelle3.A1" office:value-type="string">
                      <text:p text:style-name="Table_20_Contents">748.7</text:p>
                    </table:table-cell>
                    <table:table-cell table:style-name="Tabelle3.A1" office:value-type="string">
                      <text:p text:style-name="Table_20_Contents">761.6</text:p>
                    </table:table-cell>
                    <table:table-cell table:style-name="Tabelle3.A1" office:value-type="string">
                      <text:p text:style-name="Table_20_Contents">735.9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m9ndC8vS2FybC1IZWlueg%3D%3D" office:target-frame-name="_blank" xlink:show="new">Vogt, Karl-Heinz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02</text:p>
                    </table:table-cell>
                    <table:table-cell table:style-name="Tabelle3.A1" office:value-type="string">
                      <text:p text:style-name="Table_20_Contents">7.8</text:p>
                    </table:table-cell>
                    <table:table-cell table:style-name="Tabelle3.A1" office:value-type="string">
                      <text:p text:style-name="Table_20_Contents">9415</text:p>
                    </table:table-cell>
                    <table:table-cell table:style-name="Tabelle3.A1" office:value-type="string">
                      <text:p text:style-name="Table_20_Contents">724.2</text:p>
                    </table:table-cell>
                    <table:table-cell table:style-name="Tabelle3.A1" office:value-type="string">
                      <text:p text:style-name="Table_20_Contents">716.9</text:p>
                    </table:table-cell>
                    <table:table-cell table:style-name="Tabelle3.A1" office:value-type="string">
                      <text:p text:style-name="Table_20_Contents">732.8</text:p>
                    </table:table-cell>
                    <table:table-cell table:style-name="Tabelle3.A1" office:value-type="string">
                      <text:p text:style-name="Table_20_Contents">77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3RyZW1iYS8vTWFpaw%3D%3D" office:target-frame-name="_blank" xlink:show="new">Otremba, Maik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99</text:p>
                    </table:table-cell>
                    <table:table-cell table:style-name="Tabelle3.A1" office:value-type="string">
                      <text:p text:style-name="Table_20_Contents">8.3</text:p>
                    </table:table-cell>
                    <table:table-cell table:style-name="Tabelle3.A1" office:value-type="string">
                      <text:p text:style-name="Table_20_Contents">9000</text:p>
                    </table:table-cell>
                    <table:table-cell table:style-name="Tabelle3.A1" office:value-type="string">
                      <text:p text:style-name="Table_20_Contents">750.0</text:p>
                    </table:table-cell>
                    <table:table-cell table:style-name="Tabelle3.A1" office:value-type="string">
                      <text:p text:style-name="Table_20_Contents">770.7</text:p>
                    </table:table-cell>
                    <table:table-cell table:style-name="Tabelle3.A1" office:value-type="string">
                      <text:p text:style-name="Table_20_Contents">729.3</text:p>
                    </table:table-cell>
                    <table:table-cell table:style-name="Tabelle3.A1" office:value-type="string">
                      <text:p text:style-name="Table_20_Contents">80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Ghpc3Nlbi8vQ2hyaXN0aWFu" office:target-frame-name="_blank" xlink:show="new">Thissen, Christian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99</text:p>
                    </table:table-cell>
                    <table:table-cell table:style-name="Tabelle3.A1" office:value-type="string">
                      <text:p text:style-name="Table_20_Contents">7.1</text:p>
                    </table:table-cell>
                    <table:table-cell table:style-name="Tabelle3.A1" office:value-type="string">
                      <text:p text:style-name="Table_20_Contents">10373</text:p>
                    </table:table-cell>
                    <table:table-cell table:style-name="Tabelle3.A1" office:value-type="string">
                      <text:p text:style-name="Table_20_Contents">740.9</text:p>
                    </table:table-cell>
                    <table:table-cell table:style-name="Tabelle3.A1" office:value-type="string">
                      <text:p text:style-name="Table_20_Contents">741.1</text:p>
                    </table:table-cell>
                    <table:table-cell table:style-name="Tabelle3.A1" office:value-type="string">
                      <text:p text:style-name="Table_20_Contents">740.7</text:p>
                    </table:table-cell>
                    <table:table-cell table:style-name="Tabelle3.A1" office:value-type="string">
                      <text:p text:style-name="Table_20_Contents">79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bWlkdC8vSsO8cmdlbg%3D%3D" office:target-frame-name="_blank" xlink:show="new">Schmidt, Jürgen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96</text:p>
                    </table:table-cell>
                    <table:table-cell table:style-name="Tabelle3.A1" office:value-type="string">
                      <text:p text:style-name="Table_20_Contents">6.9</text:p>
                    </table:table-cell>
                    <table:table-cell table:style-name="Tabelle3.A1" office:value-type="string">
                      <text:p text:style-name="Table_20_Contents">10011</text:p>
                    </table:table-cell>
                    <table:table-cell table:style-name="Tabelle3.A1" office:value-type="string">
                      <text:p text:style-name="Table_20_Contents">715.1</text:p>
                    </table:table-cell>
                    <table:table-cell table:style-name="Tabelle3.A1" office:value-type="string">
                      <text:p text:style-name="Table_20_Contents">719.1</text:p>
                    </table:table-cell>
                    <table:table-cell table:style-name="Tabelle3.A1" office:value-type="string">
                      <text:p text:style-name="Table_20_Contents">711.0</text:p>
                    </table:table-cell>
                    <table:table-cell table:style-name="Tabelle3.A1" office:value-type="string">
                      <text:p text:style-name="Table_20_Contents">77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2FudGEvL0d1aXNlcHBl" office:target-frame-name="_blank" xlink:show="new">Canta, Guiseppe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92</text:p>
                    </table:table-cell>
                    <table:table-cell table:style-name="Tabelle3.A1" office:value-type="string">
                      <text:p text:style-name="Table_20_Contents">7.7</text:p>
                    </table:table-cell>
                    <table:table-cell table:style-name="Tabelle3.A1" office:value-type="string">
                      <text:p text:style-name="Table_20_Contents">8791</text:p>
                    </table:table-cell>
                    <table:table-cell table:style-name="Tabelle3.A1" office:value-type="string">
                      <text:p text:style-name="Table_20_Contents">732.6</text:p>
                    </table:table-cell>
                    <table:table-cell table:style-name="Tabelle3.A1" office:value-type="string">
                      <text:p text:style-name="Table_20_Contents">733.7</text:p>
                    </table:table-cell>
                    <table:table-cell table:style-name="Tabelle3.A1" office:value-type="string">
                      <text:p text:style-name="Table_20_Contents">731.5</text:p>
                    </table:table-cell>
                    <table:table-cell table:style-name="Tabelle3.A1" office:value-type="string">
                      <text:p text:style-name="Table_20_Contents">77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GludG8vL1BhdWxvLVNlcmdpbw%3D%3D" office:target-frame-name="_blank" xlink:show="new">Pinto, Paulo-Sergio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7332</text:p>
                    </table:table-cell>
                    <table:table-cell table:style-name="Tabelle3.A1" office:value-type="string">
                      <text:p text:style-name="Table_20_Contents">733.2</text:p>
                    </table:table-cell>
                    <table:table-cell table:style-name="Tabelle3.A1" office:value-type="string">
                      <text:p text:style-name="Table_20_Contents">742.2</text:p>
                    </table:table-cell>
                    <table:table-cell table:style-name="Tabelle3.A1" office:value-type="string">
                      <text:p text:style-name="Table_20_Contents">724.2</text:p>
                    </table:table-cell>
                    <table:table-cell table:style-name="Tabelle3.A1" office:value-type="string">
                      <text:p text:style-name="Table_20_Contents">79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29sdGVyLy9IYW5zLUpvYWNoaW0%3D" office:target-frame-name="_blank" xlink:show="new">Wolter, Hans-Joachim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86</text:p>
                    </table:table-cell>
                    <table:table-cell table:style-name="Tabelle3.A1" office:value-type="string">
                      <text:p text:style-name="Table_20_Contents">8.6</text:p>
                    </table:table-cell>
                    <table:table-cell table:style-name="Tabelle3.A1" office:value-type="string">
                      <text:p text:style-name="Table_20_Contents">7317</text:p>
                    </table:table-cell>
                    <table:table-cell table:style-name="Tabelle3.A1" office:value-type="string">
                      <text:p text:style-name="Table_20_Contents">731.7</text:p>
                    </table:table-cell>
                    <table:table-cell table:style-name="Tabelle3.A1" office:value-type="string">
                      <text:p text:style-name="Table_20_Contents">726.5</text:p>
                    </table:table-cell>
                    <table:table-cell table:style-name="Tabelle3.A1" office:value-type="string">
                      <text:p text:style-name="Table_20_Contents">739.5</text:p>
                    </table:table-cell>
                    <table:table-cell table:style-name="Tabelle3.A1" office:value-type="string">
                      <text:p text:style-name="Table_20_Contents">77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ya2V0dC8vU2Vhbg%3D%3D" office:target-frame-name="_blank" xlink:show="new">Markett, Sean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86</text:p>
                    </table:table-cell>
                    <table:table-cell table:style-name="Tabelle3.A1" office:value-type="string">
                      <text:p text:style-name="Table_20_Contents">7.2</text:p>
                    </table:table-cell>
                    <table:table-cell table:style-name="Tabelle3.A1" office:value-type="string">
                      <text:p text:style-name="Table_20_Contents">8726</text:p>
                    </table:table-cell>
                    <table:table-cell table:style-name="Tabelle3.A1" office:value-type="string">
                      <text:p text:style-name="Table_20_Contents">727.2</text:p>
                    </table:table-cell>
                    <table:table-cell table:style-name="Tabelle3.A1" office:value-type="string">
                      <text:p text:style-name="Table_20_Contents">762.4</text:p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Table_20_Contents">77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2lsa2VzLy9Ub2JpYXM%3D" office:target-frame-name="_blank" xlink:show="new">Wilkes, Tobias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83</text:p>
                    </table:table-cell>
                    <table:table-cell table:style-name="Tabelle3.A1" office:value-type="string">
                      <text:p text:style-name="Table_20_Contents">5.9</text:p>
                    </table:table-cell>
                    <table:table-cell table:style-name="Tabelle3.A1" office:value-type="string">
                      <text:p text:style-name="Table_20_Contents">10258</text:p>
                    </table:table-cell>
                    <table:table-cell table:style-name="Tabelle3.A1" office:value-type="string">
                      <text:p text:style-name="Table_20_Contents">732.7</text:p>
                    </table:table-cell>
                    <table:table-cell table:style-name="Tabelle3.A1" office:value-type="string">
                      <text:p text:style-name="Table_20_Contents">744.0</text:p>
                    </table:table-cell>
                    <table:table-cell table:style-name="Tabelle3.A1" office:value-type="string">
                      <text:p text:style-name="Table_20_Contents">721.4</text:p>
                    </table:table-cell>
                    <table:table-cell table:style-name="Tabelle3.A1" office:value-type="string">
                      <text:p text:style-name="Table_20_Contents">79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3JhbnovL0Vnb24%3D" office:target-frame-name="_blank" xlink:show="new">Kranz, Egon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81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9935</text:p>
                    </table:table-cell>
                    <table:table-cell table:style-name="Tabelle3.A1" office:value-type="string">
                      <text:p text:style-name="Table_20_Contents">709.6</text:p>
                    </table:table-cell>
                    <table:table-cell table:style-name="Tabelle3.A1" office:value-type="string">
                      <text:p text:style-name="Table_20_Contents">710.0</text:p>
                    </table:table-cell>
                    <table:table-cell table:style-name="Tabelle3.A1" office:value-type="string">
                      <text:p text:style-name="Table_20_Contents">709.3</text:p>
                    </table:table-cell>
                    <table:table-cell table:style-name="Tabelle3.A1" office:value-type="string">
                      <text:p text:style-name="Table_20_Contents">74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bGFnaGVja2VuLy9Sb2JlcnQ%3D" office:target-frame-name="_blank" xlink:show="new">Schlaghecken, Robert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80</text:p>
                    </table:table-cell>
                    <table:table-cell table:style-name="Tabelle3.A1" office:value-type="string">
                      <text:p text:style-name="Table_20_Contents">6.7</text:p>
                    </table:table-cell>
                    <table:table-cell table:style-name="Tabelle3.A1" office:value-type="string">
                      <text:p text:style-name="Table_20_Contents">8730</text:p>
                    </table:table-cell>
                    <table:table-cell table:style-name="Tabelle3.A1" office:value-type="string">
                      <text:p text:style-name="Table_20_Contents">727.5</text:p>
                    </table:table-cell>
                    <table:table-cell table:style-name="Tabelle3.A1" office:value-type="string">
                      <text:p text:style-name="Table_20_Contents">751.2</text:p>
                    </table:table-cell>
                    <table:table-cell table:style-name="Tabelle3.A1" office:value-type="string">
                      <text:p text:style-name="Table_20_Contents">710.6</text:p>
                    </table:table-cell>
                    <table:table-cell table:style-name="Tabelle3.A1" office:value-type="string">
                      <text:p text:style-name="Table_20_Contents">77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J1Y2tzY2hlbi8vSGFucy1CZXJuZA%3D%3D" office:target-frame-name="_blank" xlink:show="new">Bruckschen, Hans-Bernd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9709</text:p>
                    </table:table-cell>
                    <table:table-cell table:style-name="Tabelle3.A1" office:value-type="string">
                      <text:p text:style-name="Table_20_Contents">693.5</text:p>
                    </table:table-cell>
                    <table:table-cell table:style-name="Tabelle3.A1" office:value-type="string">
                      <text:p text:style-name="Table_20_Contents">664.1</text:p>
                    </table:table-cell>
                    <table:table-cell table:style-name="Tabelle3.A1" office:value-type="string">
                      <text:p text:style-name="Table_20_Contents">722.9</text:p>
                    </table:table-cell>
                    <table:table-cell table:style-name="Tabelle3.A1" office:value-type="string">
                      <text:p text:style-name="Table_20_Contents">74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GVudGdlbi8vQW5kcmU%3D" office:target-frame-name="_blank" xlink:show="new">Dentgen, Andre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8</text:p>
                    </table:table-cell>
                    <table:table-cell table:style-name="Tabelle3.A1" office:value-type="string">
                      <text:p text:style-name="Table_20_Contents">6.5</text:p>
                    </table:table-cell>
                    <table:table-cell table:style-name="Tabelle3.A1" office:value-type="string">
                      <text:p text:style-name="Table_20_Contents">8690</text:p>
                    </table:table-cell>
                    <table:table-cell table:style-name="Tabelle3.A1" office:value-type="string">
                      <text:p text:style-name="Table_20_Contents">724.2</text:p>
                    </table:table-cell>
                    <table:table-cell table:style-name="Tabelle3.A1" office:value-type="string">
                      <text:p text:style-name="Table_20_Contents">723.5</text:p>
                    </table:table-cell>
                    <table:table-cell table:style-name="Tabelle3.A1" office:value-type="string">
                      <text:p text:style-name="Table_20_Contents">724.8</text:p>
                    </table:table-cell>
                    <table:table-cell table:style-name="Tabelle3.A1" office:value-type="string">
                      <text:p text:style-name="Table_20_Contents">75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2xlaW5rZS8vUmVpbmhhcmR0" office:target-frame-name="_blank" xlink:show="new">Kleinke, Reinhardt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77</text:p>
                    </table:table-cell>
                    <table:table-cell table:style-name="Tabelle3.A1" office:value-type="string">
                      <text:p text:style-name="Table_20_Contents">7.7</text:p>
                    </table:table-cell>
                    <table:table-cell table:style-name="Tabelle3.A1" office:value-type="string">
                      <text:p text:style-name="Table_20_Contents">7358</text:p>
                    </table:table-cell>
                    <table:table-cell table:style-name="Tabelle3.A1" office:value-type="string">
                      <text:p text:style-name="Table_20_Contents">735.8</text:p>
                    </table:table-cell>
                    <table:table-cell table:style-name="Tabelle3.A1" office:value-type="string">
                      <text:p text:style-name="Table_20_Contents">748.3</text:p>
                    </table:table-cell>
                    <table:table-cell table:style-name="Tabelle3.A1" office:value-type="string">
                      <text:p text:style-name="Table_20_Contents">727.5</text:p>
                    </table:table-cell>
                    <table:table-cell table:style-name="Tabelle3.A1" office:value-type="string">
                      <text:p text:style-name="Table_20_Contents">76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llc25lci8vVm9sa2Vy" office:target-frame-name="_blank" xlink:show="new">Miesner, Volker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10.6</text:p>
                    </table:table-cell>
                    <table:table-cell table:style-name="Tabelle3.A1" office:value-type="string">
                      <text:p text:style-name="Table_20_Contents">5555</text:p>
                    </table:table-cell>
                    <table:table-cell table:style-name="Tabelle3.A1" office:value-type="string">
                      <text:p text:style-name="Table_20_Contents">793.6</text:p>
                    </table:table-cell>
                    <table:table-cell table:style-name="Tabelle3.A1" office:value-type="string">
                      <text:p text:style-name="Table_20_Contents">829.0</text:p>
                    </table:table-cell>
                    <table:table-cell table:style-name="Tabelle3.A1" office:value-type="string">
                      <text:p text:style-name="Table_20_Contents">767.0</text:p>
                    </table:table-cell>
                    <table:table-cell table:style-name="Tabelle3.A1" office:value-type="string">
                      <text:p text:style-name="Table_20_Contents">85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m90dC8vSGVsbXV0" office:target-frame-name="_blank" xlink:show="new">Bott, Helmut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2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8619</text:p>
                    </table:table-cell>
                    <table:table-cell table:style-name="Tabelle3.A1" office:value-type="string">
                      <text:p text:style-name="Table_20_Contents">718.3</text:p>
                    </table:table-cell>
                    <table:table-cell table:style-name="Tabelle3.A1" office:value-type="string">
                      <text:p text:style-name="Table_20_Contents">716.1</text:p>
                    </table:table-cell>
                    <table:table-cell table:style-name="Tabelle3.A1" office:value-type="string">
                      <text:p text:style-name="Table_20_Contents">721.2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FlbWFubi8vQWxiZXJ0" office:target-frame-name="_blank" xlink:show="new">Saemann, Albert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0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8617</text:p>
                    </table:table-cell>
                    <table:table-cell table:style-name="Tabelle3.A1" office:value-type="string">
                      <text:p text:style-name="Table_20_Contents">718.1</text:p>
                    </table:table-cell>
                    <table:table-cell table:style-name="Tabelle3.A1" office:value-type="string">
                      <text:p text:style-name="Table_20_Contents">730.0</text:p>
                    </table:table-cell>
                    <table:table-cell table:style-name="Tabelle3.A1" office:value-type="string">
                      <text:p text:style-name="Table_20_Contents">709.6</text:p>
                    </table:table-cell>
                    <table:table-cell table:style-name="Tabelle3.A1" office:value-type="string">
                      <text:p text:style-name="Table_20_Contents">7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GllY2thcmR0Ly9GcmllZHJpY2g%3D" office:target-frame-name="_blank" xlink:show="new">Pieckardt, Friedrich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67</text:p>
                    </table:table-cell>
                    <table:table-cell table:style-name="Tabelle3.A1" office:value-type="string">
                      <text:p text:style-name="Table_20_Contents">6.1</text:p>
                    </table:table-cell>
                    <table:table-cell table:style-name="Tabelle3.A1" office:value-type="string">
                      <text:p text:style-name="Table_20_Contents">7985</text:p>
                    </table:table-cell>
                    <table:table-cell table:style-name="Tabelle3.A1" office:value-type="string">
                      <text:p text:style-name="Table_20_Contents">725.9</text:p>
                    </table:table-cell>
                    <table:table-cell table:style-name="Tabelle3.A1" office:value-type="string">
                      <text:p text:style-name="Table_20_Contents">745.8</text:p>
                    </table:table-cell>
                    <table:table-cell table:style-name="Tabelle3.A1" office:value-type="string">
                      <text:p text:style-name="Table_20_Contents">709.3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2lzc2luZy8vRGlyaw%3D%3D" office:target-frame-name="_blank" xlink:show="new">Kissing, Dirk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66</text:p>
                    </table:table-cell>
                    <table:table-cell table:style-name="Tabelle3.A1" office:value-type="string">
                      <text:p text:style-name="Table_20_Contents">7.3</text:p>
                    </table:table-cell>
                    <table:table-cell table:style-name="Tabelle3.A1" office:value-type="string">
                      <text:p text:style-name="Table_20_Contents">6609</text:p>
                    </table:table-cell>
                    <table:table-cell table:style-name="Tabelle3.A1" office:value-type="string">
                      <text:p text:style-name="Table_20_Contents">734.3</text:p>
                    </table:table-cell>
                    <table:table-cell table:style-name="Tabelle3.A1" office:value-type="string">
                      <text:p text:style-name="Table_20_Contents">794.5</text:p>
                    </table:table-cell>
                    <table:table-cell table:style-name="Tabelle3.A1" office:value-type="string">
                      <text:p text:style-name="Table_20_Contents">686.2</text:p>
                    </table:table-cell>
                    <table:table-cell table:style-name="Tabelle3.A1" office:value-type="string">
                      <text:p text:style-name="Table_20_Contents">82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3RhbmdlLy9QZXRlcg%3D%3D" office:target-frame-name="_blank" xlink:show="new">Stange, Peter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5.4</text:p>
                    </table:table-cell>
                    <table:table-cell table:style-name="Tabelle3.A1" office:value-type="string">
                      <text:p text:style-name="Table_20_Contents">8442</text:p>
                    </table:table-cell>
                    <table:table-cell table:style-name="Tabelle3.A1" office:value-type="string">
                      <text:p text:style-name="Table_20_Contents">703.5</text:p>
                    </table:table-cell>
                    <table:table-cell table:style-name="Tabelle3.A1" office:value-type="string">
                      <text:p text:style-name="Table_20_Contents">711.8</text:p>
                    </table:table-cell>
                    <table:table-cell table:style-name="Tabelle3.A1" office:value-type="string">
                      <text:p text:style-name="Table_20_Contents">695.2</text:p>
                    </table:table-cell>
                    <table:table-cell table:style-name="Tabelle3.A1" office:value-type="string">
                      <text:p text:style-name="Table_20_Contents">7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3VzaWVrLy9NYW5mcmVk" office:target-frame-name="_blank" xlink:show="new">Kusiek, Manfred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6.4</text:p>
                    </table:table-cell>
                    <table:table-cell table:style-name="Tabelle3.A1" office:value-type="string">
                      <text:p text:style-name="Table_20_Contents">7350</text:p>
                    </table:table-cell>
                    <table:table-cell table:style-name="Tabelle3.A1" office:value-type="string">
                      <text:p text:style-name="Table_20_Contents">735.0</text:p>
                    </table:table-cell>
                    <table:table-cell table:style-name="Tabelle3.A1" office:value-type="string">
                      <text:p text:style-name="Table_20_Contents">778.0</text:p>
                    </table:table-cell>
                    <table:table-cell table:style-name="Tabelle3.A1" office:value-type="string">
                      <text:p text:style-name="Table_20_Contents">706.3</text:p>
                    </table:table-cell>
                    <table:table-cell table:style-name="Tabelle3.A1" office:value-type="string">
                      <text:p text:style-name="Table_20_Contents">81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mFkdGtlLy9PbGl2ZXI%3D" office:target-frame-name="_blank" xlink:show="new">Radtke, Oliver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63</text:p>
                    </table:table-cell>
                    <table:table-cell table:style-name="Tabelle3.A1" office:value-type="string">
                      <text:p text:style-name="Table_20_Contents">4.8</text:p>
                    </table:table-cell>
                    <table:table-cell table:style-name="Tabelle3.A1" office:value-type="string">
                      <text:p text:style-name="Table_20_Contents">8908</text:p>
                    </table:table-cell>
                    <table:table-cell table:style-name="Tabelle3.A1" office:value-type="string">
                      <text:p text:style-name="Table_20_Contents">685.2</text:p>
                    </table:table-cell>
                    <table:table-cell table:style-name="Tabelle3.A1" office:value-type="string">
                      <text:p text:style-name="Table_20_Contents">668.0</text:p>
                    </table:table-cell>
                    <table:table-cell table:style-name="Tabelle3.A1" office:value-type="string">
                      <text:p text:style-name="Table_20_Contents">705.3</text:p>
                    </table:table-cell>
                    <table:table-cell table:style-name="Tabelle3.A1" office:value-type="string">
                      <text:p text:style-name="Table_20_Contents">75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csO2dGVyLy9Xb2xmZ2FuZw%3D%3D" office:target-frame-name="_blank" xlink:show="new">Schröter, Wolfgang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60</text:p>
                    </table:table-cell>
                    <table:table-cell table:style-name="Tabelle3.A1" office:value-type="string">
                      <text:p text:style-name="Table_20_Contents">7.5</text:p>
                    </table:table-cell>
                    <table:table-cell table:style-name="Tabelle3.A1" office:value-type="string">
                      <text:p text:style-name="Table_20_Contents">5872</text:p>
                    </table:table-cell>
                    <table:table-cell table:style-name="Tabelle3.A1" office:value-type="string">
                      <text:p text:style-name="Table_20_Contents">734.0</text:p>
                    </table:table-cell>
                    <table:table-cell table:style-name="Tabelle3.A1" office:value-type="string">
                      <text:p text:style-name="Table_20_Contents">765.0</text:p>
                    </table:table-cell>
                    <table:table-cell table:style-name="Tabelle3.A1" office:value-type="string">
                      <text:p text:style-name="Table_20_Contents">715.4</text:p>
                    </table:table-cell>
                    <table:table-cell table:style-name="Tabelle3.A1" office:value-type="string">
                      <text:p text:style-name="Table_20_Contents">78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JhbmR0Ly9EaWV0ZXI%3D" office:target-frame-name="_blank" xlink:show="new">Brandt, Dieter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4.8</text:p>
                    </table:table-cell>
                    <table:table-cell table:style-name="Tabelle3.A1" office:value-type="string">
                      <text:p text:style-name="Table_20_Contents">8357</text:p>
                    </table:table-cell>
                    <table:table-cell table:style-name="Tabelle3.A1" office:value-type="string">
                      <text:p text:style-name="Table_20_Contents">696.4</text:p>
                    </table:table-cell>
                    <table:table-cell table:style-name="Tabelle3.A1" office:value-type="string">
                      <text:p text:style-name="Table_20_Contents">694.2</text:p>
                    </table:table-cell>
                    <table:table-cell table:style-name="Tabelle3.A1" office:value-type="string">
                      <text:p text:style-name="Table_20_Contents">698.7</text:p>
                    </table:table-cell>
                    <table:table-cell table:style-name="Tabelle3.A1" office:value-type="string">
                      <text:p text:style-name="Table_20_Contents">73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MO8bnRpbmcvL0FsZXhhbmRlcg%3D%3D" office:target-frame-name="_blank" xlink:show="new">Hünting, Alexander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8287</text:p>
                    </table:table-cell>
                    <table:table-cell table:style-name="Tabelle3.A1" office:value-type="string">
                      <text:p text:style-name="Table_20_Contents">690.6</text:p>
                    </table:table-cell>
                    <table:table-cell table:style-name="Tabelle3.A1" office:value-type="string">
                      <text:p text:style-name="Table_20_Contents">680.2</text:p>
                    </table:table-cell>
                    <table:table-cell table:style-name="Tabelle3.A1" office:value-type="string">
                      <text:p text:style-name="Table_20_Contents">701.0</text:p>
                    </table:table-cell>
                    <table:table-cell table:style-name="Tabelle3.A1" office:value-type="string">
                      <text:p text:style-name="Table_20_Contents">77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llZy8vV2FsdGVy" office:target-frame-name="_blank" xlink:show="new">Sieg, Walter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8338</text:p>
                    </table:table-cell>
                    <table:table-cell table:style-name="Tabelle3.A1" office:value-type="string">
                      <text:p text:style-name="Table_20_Contents">694.8</text:p>
                    </table:table-cell>
                    <table:table-cell table:style-name="Tabelle3.A1" office:value-type="string">
                      <text:p text:style-name="Table_20_Contents">702.2</text:p>
                    </table:table-cell>
                    <table:table-cell table:style-name="Tabelle3.A1" office:value-type="string">
                      <text:p text:style-name="Table_20_Contents">689.6</text:p>
                    </table:table-cell>
                    <table:table-cell table:style-name="Tabelle3.A1" office:value-type="string">
                      <text:p text:style-name="Table_20_Contents">734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2F1Zm1hbm4vL0pvc2Vm" office:target-frame-name="_blank" xlink:show="new">Kaufmann, Josef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3759</text:p>
                    </table:table-cell>
                    <table:table-cell table:style-name="Tabelle3.A1" office:value-type="string">
                      <text:p text:style-name="Table_20_Contents">751.8</text:p>
                    </table:table-cell>
                    <table:table-cell table:style-name="Tabelle3.A1" office:value-type="string">
                      <text:p text:style-name="Table_20_Contents">771.0</text:p>
                    </table:table-cell>
                    <table:table-cell table:style-name="Tabelle3.A1" office:value-type="string">
                      <text:p text:style-name="Table_20_Contents">739.0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9tbWVyLy9Sb2xhbmQ%3D" office:target-frame-name="_blank" xlink:show="new">Sommer, Roland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3160</text:p>
                    </table:table-cell>
                    <table:table-cell table:style-name="Tabelle3.A1" office:value-type="string">
                      <text:p text:style-name="Table_20_Contents">790.0</text:p>
                    </table:table-cell>
                    <table:table-cell table:style-name="Tabelle3.A1" office:value-type="string">
                      <text:p text:style-name="Table_20_Contents">799.7</text:p>
                    </table:table-cell>
                    <table:table-cell table:style-name="Tabelle3.A1" office:value-type="string">
                      <text:p text:style-name="Table_20_Contents">761.0</text:p>
                    </table:table-cell>
                    <table:table-cell table:style-name="Tabelle3.A1" office:value-type="string">
                      <text:p text:style-name="Table_20_Contents">80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llcGVuLy9NaWNoYWVs" office:target-frame-name="_blank" xlink:show="new">Siepen, Michael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10.8</text:p>
                    </table:table-cell>
                    <table:table-cell table:style-name="Tabelle3.A1" office:value-type="string">
                      <text:p text:style-name="Table_20_Contents">3196</text:p>
                    </table:table-cell>
                    <table:table-cell table:style-name="Tabelle3.A1" office:value-type="string">
                      <text:p text:style-name="Table_20_Contents">799.0</text:p>
                    </table:table-cell>
                    <table:table-cell table:style-name="Tabelle3.A1" office:value-type="string">
                      <text:p text:style-name="Table_20_Contents">815.0</text:p>
                    </table:table-cell>
                    <table:table-cell table:style-name="Tabelle3.A1" office:value-type="string">
                      <text:p text:style-name="Table_20_Contents">751.0</text:p>
                    </table:table-cell>
                    <table:table-cell table:style-name="Tabelle3.A1" office:value-type="string">
                      <text:p text:style-name="Table_20_Contents">82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2XDn2xlci8vRGV0bGVm" office:target-frame-name="_blank" xlink:show="new">Keßler, Detlef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5.4</text:p>
                    </table:table-cell>
                    <table:table-cell table:style-name="Tabelle3.A1" office:value-type="string">
                      <text:p text:style-name="Table_20_Contents">5852</text:p>
                    </table:table-cell>
                    <table:table-cell table:style-name="Tabelle3.A1" office:value-type="string">
                      <text:p text:style-name="Table_20_Contents">731.5</text:p>
                    </table:table-cell>
                    <table:table-cell table:style-name="Tabelle3.A1" office:value-type="string">
                      <text:p text:style-name="Table_20_Contents">737.8</text:p>
                    </table:table-cell>
                    <table:table-cell table:style-name="Tabelle3.A1" office:value-type="string">
                      <text:p text:style-name="Table_20_Contents">721.0</text:p>
                    </table:table-cell>
                    <table:table-cell table:style-name="Tabelle3.A1" office:value-type="string">
                      <text:p text:style-name="Table_20_Contents">77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mVyZ2VyLy9LbGF1cw%3D%3D" office:target-frame-name="_blank" xlink:show="new">Berger, Klaus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3.9</text:p>
                    </table:table-cell>
                    <table:table-cell table:style-name="Tabelle3.A1" office:value-type="string">
                      <text:p text:style-name="Table_20_Contents">7688</text:p>
                    </table:table-cell>
                    <table:table-cell table:style-name="Tabelle3.A1" office:value-type="string">
                      <text:p text:style-name="Table_20_Contents">698.9</text:p>
                    </table:table-cell>
                    <table:table-cell table:style-name="Tabelle3.A1" office:value-type="string">
                      <text:p text:style-name="Table_20_Contents">710.8</text:p>
                    </table:table-cell>
                    <table:table-cell table:style-name="Tabelle3.A1" office:value-type="string">
                      <text:p text:style-name="Table_20_Contents">684.6</text:p>
                    </table:table-cell>
                    <table:table-cell table:style-name="Tabelle3.A1" office:value-type="string">
                      <text:p text:style-name="Table_20_Contents">7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bG9zc25pa2wvL0VybnN0" office:target-frame-name="_blank" xlink:show="new">Schlossnikl, Ernst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3.9</text:p>
                    </table:table-cell>
                    <table:table-cell table:style-name="Tabelle3.A1" office:value-type="string">
                      <text:p text:style-name="Table_20_Contents">7501</text:p>
                    </table:table-cell>
                    <table:table-cell table:style-name="Tabelle3.A1" office:value-type="string">
                      <text:p text:style-name="Table_20_Contents">681.9</text:p>
                    </table:table-cell>
                    <table:table-cell table:style-name="Tabelle3.A1" office:value-type="string">
                      <text:p text:style-name="Table_20_Contents">699.8</text:p>
                    </table:table-cell>
                    <table:table-cell table:style-name="Tabelle3.A1" office:value-type="string">
                      <text:p text:style-name="Table_20_Contents">660.4</text:p>
                    </table:table-cell>
                    <table:table-cell table:style-name="Tabelle3.A1" office:value-type="string">
                      <text:p text:style-name="Table_20_Contents">75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GFuZ2hvZmYvL01hdHRoaWFz" office:target-frame-name="_blank" xlink:show="new">Langhoff, Matthias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8.4</text:p>
                    </table:table-cell>
                    <table:table-cell table:style-name="Tabelle3.A1" office:value-type="string">
                      <text:p text:style-name="Table_20_Contents">3723</text:p>
                    </table:table-cell>
                    <table:table-cell table:style-name="Tabelle3.A1" office:value-type="string">
                      <text:p text:style-name="Table_20_Contents">744.6</text:p>
                    </table:table-cell>
                    <table:table-cell table:style-name="Tabelle3.A1" office:value-type="string">
                      <text:p text:style-name="Table_20_Contents">773.5</text:p>
                    </table:table-cell>
                    <table:table-cell table:style-name="Tabelle3.A1" office:value-type="string">
                      <text:p text:style-name="Table_20_Contents">725.3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Jvc3ovL1Rob21hcw%3D%3D" office:target-frame-name="_blank" xlink:show="new">Brosz, Thomas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8.4</text:p>
                    </table:table-cell>
                    <table:table-cell table:style-name="Tabelle3.A1" office:value-type="string">
                      <text:p text:style-name="Table_20_Contents">3680</text:p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Table_20_Contents">754.0</text:p>
                    </table:table-cell>
                    <table:table-cell table:style-name="Tabelle3.A1" office:value-type="string">
                      <text:p text:style-name="Table_20_Contents">724.0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3JhbnMvL0hlaW56LUdlcmQ%3D" office:target-frame-name="_blank" xlink:show="new">Grans, Heinz-Gerd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4.2</text:p>
                    </table:table-cell>
                    <table:table-cell table:style-name="Tabelle3.A1" office:value-type="string">
                      <text:p text:style-name="Table_20_Contents">6949</text:p>
                    </table:table-cell>
                    <table:table-cell table:style-name="Tabelle3.A1" office:value-type="string">
                      <text:p text:style-name="Table_20_Contents">694.9</text:p>
                    </table:table-cell>
                    <table:table-cell table:style-name="Tabelle3.A1" office:value-type="string">
                      <text:p text:style-name="Table_20_Contents">696.3</text:p>
                    </table:table-cell>
                    <table:table-cell table:style-name="Tabelle3.A1" office:value-type="string">
                      <text:p text:style-name="Table_20_Contents">694.0</text:p>
                    </table:table-cell>
                    <table:table-cell table:style-name="Tabelle3.A1" office:value-type="string">
                      <text:p text:style-name="Table_20_Contents">75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J1bnMvL0dlb3Jn" office:target-frame-name="_blank" xlink:show="new">Bruns, Georg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38</text:p>
                    </table:table-cell>
                    <table:table-cell table:style-name="Tabelle3.A1" office:value-type="string">
                      <text:p text:style-name="Table_20_Contents">3.2</text:p>
                    </table:table-cell>
                    <table:table-cell table:style-name="Tabelle3.A1" office:value-type="string">
                      <text:p text:style-name="Table_20_Contents">8200</text:p>
                    </table:table-cell>
                    <table:table-cell table:style-name="Tabelle3.A1" office:value-type="string">
                      <text:p text:style-name="Table_20_Contents">683.3</text:p>
                    </table:table-cell>
                    <table:table-cell table:style-name="Tabelle3.A1" office:value-type="string">
                      <text:p text:style-name="Table_20_Contents">687.7</text:p>
                    </table:table-cell>
                    <table:table-cell table:style-name="Tabelle3.A1" office:value-type="string">
                      <text:p text:style-name="Table_20_Contents">679.0</text:p>
                    </table:table-cell>
                    <table:table-cell table:style-name="Tabelle3.A1" office:value-type="string">
                      <text:p text:style-name="Table_20_Contents">7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bWl0ei8vSsO2cmc%3D" office:target-frame-name="_blank" xlink:show="new">Schmitz, Jörg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4089</text:p>
                    </table:table-cell>
                    <table:table-cell table:style-name="Tabelle3.A1" office:value-type="string">
                      <text:p text:style-name="Table_20_Contents">681.5</text:p>
                    </table:table-cell>
                    <table:table-cell table:style-name="Tabelle3.A1" office:value-type="string">
                      <text:p text:style-name="Table_20_Contents">672.2</text:p>
                    </table:table-cell>
                    <table:table-cell table:style-name="Tabelle3.A1" office:value-type="string">
                      <text:p text:style-name="Table_20_Contents">728.0</text:p>
                    </table:table-cell>
                    <table:table-cell table:style-name="Tabelle3.A1" office:value-type="string">
                      <text:p text:style-name="Table_20_Contents">72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3JhbnovL0hhbnMtV2VybmVy" office:target-frame-name="_blank" xlink:show="new">Kranz, Hans-Werner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2415</text:p>
                    </table:table-cell>
                    <table:table-cell table:style-name="Tabelle3.A1" office:value-type="string">
                      <text:p text:style-name="Table_20_Contents">805.0</text:p>
                    </table:table-cell>
                    <table:table-cell table:style-name="Tabelle3.A1" office:value-type="string">
                      <text:p text:style-name="Table_20_Contents">855.0</text:p>
                    </table:table-cell>
                    <table:table-cell table:style-name="Tabelle3.A1" office:value-type="string">
                      <text:p text:style-name="Table_20_Contents">705.0</text:p>
                    </table:table-cell>
                    <table:table-cell table:style-name="Tabelle3.A1" office:value-type="string">
                      <text:p text:style-name="Table_20_Contents">86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mV1bWFubi8vSGFucy1EaWV0ZXI%3D" office:target-frame-name="_blank" xlink:show="new">Neumann, Hans-Dieter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5650</text:p>
                    </table:table-cell>
                    <table:table-cell table:style-name="Tabelle3.A1" office:value-type="string">
                      <text:p text:style-name="Table_20_Contents">706.3</text:p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Table_20_Contents">708.8</text:p>
                    </table:table-cell>
                    <table:table-cell table:style-name="Tabelle3.A1" office:value-type="string">
                      <text:p text:style-name="Table_20_Contents">74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LDtnR6Ly9QZXRlcg%3D%3D" office:target-frame-name="_blank" xlink:show="new">Brötz, Peter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2.9</text:p>
                    </table:table-cell>
                    <table:table-cell table:style-name="Tabelle3.A1" office:value-type="string">
                      <text:p text:style-name="Table_20_Contents">8046</text:p>
                    </table:table-cell>
                    <table:table-cell table:style-name="Tabelle3.A1" office:value-type="string">
                      <text:p text:style-name="Table_20_Contents">670.5</text:p>
                    </table:table-cell>
                    <table:table-cell table:style-name="Tabelle3.A1" office:value-type="string">
                      <text:p text:style-name="Table_20_Contents">682.2</text:p>
                    </table:table-cell>
                    <table:table-cell table:style-name="Tabelle3.A1" office:value-type="string">
                      <text:p text:style-name="Table_20_Contents">662.1</text:p>
                    </table:table-cell>
                    <table:table-cell table:style-name="Tabelle3.A1" office:value-type="string">
                      <text:p text:style-name="Table_20_Contents">72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2ludGVyLy9UaG9tYXM%3D" office:target-frame-name="_blank" xlink:show="new">Winter, Thomas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4307</text:p>
                    </table:table-cell>
                    <table:table-cell table:style-name="Tabelle3.A1" office:value-type="string">
                      <text:p text:style-name="Table_20_Contents">717.8</text:p>
                    </table:table-cell>
                    <table:table-cell table:style-name="Tabelle3.A1" office:value-type="string">
                      <text:p text:style-name="Table_20_Contents">637.0</text:p>
                    </table:table-cell>
                    <table:table-cell table:style-name="Tabelle3.A1" office:value-type="string">
                      <text:p text:style-name="Table_20_Contents">734.0</text:p>
                    </table:table-cell>
                    <table:table-cell table:style-name="Tabelle3.A1" office:value-type="string">
                      <text:p text:style-name="Table_20_Contents">7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GFua2hvcnN0Ly9Jbmdv" office:target-frame-name="_blank" xlink:show="new">Lankhorst, Ingo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2.4</text:p>
                    </table:table-cell>
                    <table:table-cell table:style-name="Tabelle3.A1" office:value-type="string">
                      <text:p text:style-name="Table_20_Contents">8936</text:p>
                    </table:table-cell>
                    <table:table-cell table:style-name="Tabelle3.A1" office:value-type="string">
                      <text:p text:style-name="Table_20_Contents">687.4</text:p>
                    </table:table-cell>
                    <table:table-cell table:style-name="Tabelle3.A1" office:value-type="string">
                      <text:p text:style-name="Table_20_Contents">705.1</text:p>
                    </table:table-cell>
                    <table:table-cell table:style-name="Tabelle3.A1" office:value-type="string">
                      <text:p text:style-name="Table_20_Contents">666.7</text:p>
                    </table:table-cell>
                    <table:table-cell table:style-name="Tabelle3.A1" office:value-type="string">
                      <text:p text:style-name="Table_20_Contents">72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WljaC8vQmVybmQ%3D" office:target-frame-name="_blank" xlink:show="new">Eich, Bernd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3582</text:p>
                    </table:table-cell>
                    <table:table-cell table:style-name="Tabelle3.A1" office:value-type="string">
                      <text:p text:style-name="Table_20_Contents">716.4</text:p>
                    </table:table-cell>
                    <table:table-cell table:style-name="Tabelle3.A1" office:value-type="string">
                      <text:p text:style-name="Table_20_Contents">767.7</text:p>
                    </table:table-cell>
                    <table:table-cell table:style-name="Tabelle3.A1" office:value-type="string">
                      <text:p text:style-name="Table_20_Contents">639.5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HJlc3Rpay8vSGFucw%3D%3D" office:target-frame-name="_blank" xlink:show="new">Trestik, Hans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4.8</text:p>
                    </table:table-cell>
                    <table:table-cell table:style-name="Tabelle3.A1" office:value-type="string">
                      <text:p text:style-name="Table_20_Contents">4231</text:p>
                    </table:table-cell>
                    <table:table-cell table:style-name="Tabelle3.A1" office:value-type="string">
                      <text:p text:style-name="Table_20_Contents">705.2</text:p>
                    </table:table-cell>
                    <table:table-cell table:style-name="Tabelle3.A1" office:value-type="string">
                      <text:p text:style-name="Table_20_Contents">743.7</text:p>
                    </table:table-cell>
                    <table:table-cell table:style-name="Tabelle3.A1" office:value-type="string">
                      <text:p text:style-name="Table_20_Contents">666.7</text:p>
                    </table:table-cell>
                    <table:table-cell table:style-name="Tabelle3.A1" office:value-type="string">
                      <text:p text:style-name="Table_20_Contents">75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8O2aGxlci8vTHVkd2ln" office:target-frame-name="_blank" xlink:show="new">Köhler, Ludwig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3609</text:p>
                    </table:table-cell>
                    <table:table-cell table:style-name="Tabelle3.A1" office:value-type="string">
                      <text:p text:style-name="Table_20_Contents">721.8</text:p>
                    </table:table-cell>
                    <table:table-cell table:style-name="Tabelle3.A1" office:value-type="string">
                      <text:p text:style-name="Table_20_Contents">744.0</text:p>
                    </table:table-cell>
                    <table:table-cell table:style-name="Tabelle3.A1" office:value-type="string">
                      <text:p text:style-name="Table_20_Contents">688.5</text:p>
                    </table:table-cell>
                    <table:table-cell table:style-name="Tabelle3.A1" office:value-type="string">
                      <text:p text:style-name="Table_20_Contents">75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3LDtmJlci8vRGlldG1hcg%3D%3D" office:target-frame-name="_blank" xlink:show="new">Kröber, Dietmar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6902</text:p>
                    </table:table-cell>
                    <table:table-cell table:style-name="Tabelle3.A1" office:value-type="string">
                      <text:p text:style-name="Table_20_Contents">690.2</text:p>
                    </table:table-cell>
                    <table:table-cell table:style-name="Tabelle3.A1" office:value-type="string">
                      <text:p text:style-name="Table_20_Contents">675.2</text:p>
                    </table:table-cell>
                    <table:table-cell table:style-name="Tabelle3.A1" office:value-type="string">
                      <text:p text:style-name="Table_20_Contents">705.2</text:p>
                    </table:table-cell>
                    <table:table-cell table:style-name="Tabelle3.A1" office:value-type="string">
                      <text:p text:style-name="Table_20_Contents">72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mVydHJhbS8vSsO8cmdlbg%3D%3D" office:target-frame-name="_blank" xlink:show="new">Bertram, Jürgen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4.5</text:p>
                    </table:table-cell>
                    <table:table-cell table:style-name="Tabelle3.A1" office:value-type="string">
                      <text:p text:style-name="Table_20_Contents">4136</text:p>
                    </table:table-cell>
                    <table:table-cell table:style-name="Tabelle3.A1" office:value-type="string">
                      <text:p text:style-name="Table_20_Contents">689.3</text:p>
                    </table:table-cell>
                    <table:table-cell table:style-name="Tabelle3.A1" office:value-type="string">
                      <text:p text:style-name="Table_20_Contents">728.0</text:p>
                    </table:table-cell>
                    <table:table-cell table:style-name="Tabelle3.A1" office:value-type="string">
                      <text:p text:style-name="Table_20_Contents">670.0</text:p>
                    </table:table-cell>
                    <table:table-cell table:style-name="Tabelle3.A1" office:value-type="string">
                      <text:p text:style-name="Table_20_Contents">73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m9ndC8vSGFyYWxk" office:target-frame-name="_blank" xlink:show="new">Vogt, Harald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1630</text:p>
                    </table:table-cell>
                    <table:table-cell table:style-name="Tabelle3.A1" office:value-type="string">
                      <text:p text:style-name="Table_20_Contents">815.0</text:p>
                    </table:table-cell>
                    <table:table-cell table:style-name="Tabelle3.A1" office:value-type="string">
                      <text:p text:style-name="Table_20_Contents">815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81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bWlkdC8vS2xhdXM%3D" office:target-frame-name="_blank" xlink:show="new">Schmidt, Klaus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11.5</text:p>
                    </table:table-cell>
                    <table:table-cell table:style-name="Tabelle3.A1" office:value-type="string">
                      <text:p text:style-name="Table_20_Contents">1581</text:p>
                    </table:table-cell>
                    <table:table-cell table:style-name="Tabelle3.A1" office:value-type="string">
                      <text:p text:style-name="Table_20_Contents">790.5</text:p>
                    </table:table-cell>
                    <table:table-cell table:style-name="Tabelle3.A1" office:value-type="string">
                      <text:p text:style-name="Table_20_Contents">790.5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9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mx1bS8vU3RlZmFu" office:target-frame-name="_blank" xlink:show="new">Blum, Stefan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9.5</text:p>
                    </table:table-cell>
                    <table:table-cell table:style-name="Tabelle3.A1" office:value-type="string">
                      <text:p text:style-name="Table_20_Contents">1434</text:p>
                    </table:table-cell>
                    <table:table-cell table:style-name="Tabelle3.A1" office:value-type="string">
                      <text:p text:style-name="Table_20_Contents">717.0</text:p>
                    </table:table-cell>
                    <table:table-cell table:style-name="Tabelle3.A1" office:value-type="string">
                      <text:p text:style-name="Table_20_Contents">744.0</text:p>
                    </table:table-cell>
                    <table:table-cell table:style-name="Tabelle3.A1" office:value-type="string">
                      <text:p text:style-name="Table_20_Contents">690.0</text:p>
                    </table:table-cell>
                    <table:table-cell table:style-name="Tabelle3.A1" office:value-type="string">
                      <text:p text:style-name="Table_20_Contents">74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25vcnIvL0xvdGhhcg%3D%3D" office:target-frame-name="_blank" xlink:show="new">Knorr, Lothar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4.8</text:p>
                    </table:table-cell>
                    <table:table-cell table:style-name="Tabelle3.A1" office:value-type="string">
                      <text:p text:style-name="Table_20_Contents">2827</text:p>
                    </table:table-cell>
                    <table:table-cell table:style-name="Tabelle3.A1" office:value-type="string">
                      <text:p text:style-name="Table_20_Contents">706.8</text:p>
                    </table:table-cell>
                    <table:table-cell table:style-name="Tabelle3.A1" office:value-type="string">
                      <text:p text:style-name="Table_20_Contents">710.7</text:p>
                    </table:table-cell>
                    <table:table-cell table:style-name="Tabelle3.A1" office:value-type="string">
                      <text:p text:style-name="Table_20_Contents">695.0</text:p>
                    </table:table-cell>
                    <table:table-cell table:style-name="Tabelle3.A1" office:value-type="string">
                      <text:p text:style-name="Table_20_Contents">73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2FnbmVyLy9Jbmdv" office:target-frame-name="_blank" xlink:show="new">Wagner, Ingo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1514</text:p>
                    </table:table-cell>
                    <table:table-cell table:style-name="Tabelle3.A1" office:value-type="string">
                      <text:p text:style-name="Table_20_Contents">757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57.0</text:p>
                    </table:table-cell>
                    <table:table-cell table:style-name="Tabelle3.A1" office:value-type="string">
                      <text:p text:style-name="Table_20_Contents">8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mVpY2hlbC8vQmVybmhhcmQ%3D" office:target-frame-name="_blank" xlink:show="new">Reichel, Bernhard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2055</text:p>
                    </table:table-cell>
                    <table:table-cell table:style-name="Tabelle3.A1" office:value-type="string">
                      <text:p text:style-name="Table_20_Contents">685.0</text:p>
                    </table:table-cell>
                    <table:table-cell table:style-name="Tabelle3.A1" office:value-type="string">
                      <text:p text:style-name="Table_20_Contents">649.0</text:p>
                    </table:table-cell>
                    <table:table-cell table:style-name="Tabelle3.A1" office:value-type="string">
                      <text:p text:style-name="Table_20_Contents">703.0</text:p>
                    </table:table-cell>
                    <table:table-cell table:style-name="Tabelle3.A1" office:value-type="string">
                      <text:p text:style-name="Table_20_Contents">72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2F0emVsdC8vQWRvbGY%3D" office:target-frame-name="_blank" xlink:show="new">Watzelt, Adolf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2760</text:p>
                    </table:table-cell>
                    <table:table-cell table:style-name="Tabelle3.A1" office:value-type="string">
                      <text:p text:style-name="Table_20_Contents">690.0</text:p>
                    </table:table-cell>
                    <table:table-cell table:style-name="Tabelle3.A1" office:value-type="string">
                      <text:p text:style-name="Table_20_Contents">676.0</text:p>
                    </table:table-cell>
                    <table:table-cell table:style-name="Tabelle3.A1" office:value-type="string">
                      <text:p text:style-name="Table_20_Contents">694.7</text:p>
                    </table:table-cell>
                    <table:table-cell table:style-name="Tabelle3.A1" office:value-type="string">
                      <text:p text:style-name="Table_20_Contents">7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3JvbG11c3MvL0pvaGFubg%3D%3D" office:target-frame-name="_blank" xlink:show="new">Grolmuss, Johann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3.2</text:p>
                    </table:table-cell>
                    <table:table-cell table:style-name="Tabelle3.A1" office:value-type="string">
                      <text:p text:style-name="Table_20_Contents">3477</text:p>
                    </table:table-cell>
                    <table:table-cell table:style-name="Tabelle3.A1" office:value-type="string">
                      <text:p text:style-name="Table_20_Contents">695.4</text:p>
                    </table:table-cell>
                    <table:table-cell table:style-name="Tabelle3.A1" office:value-type="string">
                      <text:p text:style-name="Table_20_Contents">702.3</text:p>
                    </table:table-cell>
                    <table:table-cell table:style-name="Tabelle3.A1" office:value-type="string">
                      <text:p text:style-name="Table_20_Contents">668.0</text:p>
                    </table:table-cell>
                    <table:table-cell table:style-name="Tabelle3.A1" office:value-type="string">
                      <text:p text:style-name="Table_20_Contents">74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2Vtw7xuZC8vSnVsaWFu" office:target-frame-name="_blank" xlink:show="new">Gemünd, Julian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3.2</text:p>
                    </table:table-cell>
                    <table:table-cell table:style-name="Tabelle3.A1" office:value-type="string">
                      <text:p text:style-name="Table_20_Contents">3360</text:p>
                    </table:table-cell>
                    <table:table-cell table:style-name="Tabelle3.A1" office:value-type="string">
                      <text:p text:style-name="Table_20_Contents">672.0</text:p>
                    </table:table-cell>
                    <table:table-cell table:style-name="Tabelle3.A1" office:value-type="string">
                      <text:p text:style-name="Table_20_Contents">702.5</text:p>
                    </table:table-cell>
                    <table:table-cell table:style-name="Tabelle3.A1" office:value-type="string">
                      <text:p text:style-name="Table_20_Contents">651.7</text:p>
                    </table:table-cell>
                    <table:table-cell table:style-name="Tabelle3.A1" office:value-type="string">
                      <text:p text:style-name="Table_20_Contents">7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mFya2FzLy9BbnRvbg%3D%3D" office:target-frame-name="_blank" xlink:show="new">Farkas, Anton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7.5</text:p>
                    </table:table-cell>
                    <table:table-cell table:style-name="Tabelle3.A1" office:value-type="string">
                      <text:p text:style-name="Table_20_Contents">1524</text:p>
                    </table:table-cell>
                    <table:table-cell table:style-name="Tabelle3.A1" office:value-type="string">
                      <text:p text:style-name="Table_20_Contents">762.0</text:p>
                    </table:table-cell>
                    <table:table-cell table:style-name="Tabelle3.A1" office:value-type="string">
                      <text:p text:style-name="Table_20_Contents">755.0</text:p>
                    </table:table-cell>
                    <table:table-cell table:style-name="Tabelle3.A1" office:value-type="string">
                      <text:p text:style-name="Table_20_Contents">769.0</text:p>
                    </table:table-cell>
                    <table:table-cell table:style-name="Tabelle3.A1" office:value-type="string">
                      <text:p text:style-name="Table_20_Contents">76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V2FyYnJ1Y2svL0VkZ2Fy" office:target-frame-name="_blank" xlink:show="new">Warbruck, Edgar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1502</text:p>
                    </table:table-cell>
                    <table:table-cell table:style-name="Tabelle3.A1" office:value-type="string">
                      <text:p text:style-name="Table_20_Contents">751.0</text:p>
                    </table:table-cell>
                    <table:table-cell table:style-name="Tabelle3.A1" office:value-type="string">
                      <text:p text:style-name="Table_20_Contents">751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5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mV1bWFubi8vSGVybWFubg%3D%3D" office:target-frame-name="_blank" xlink:show="new">Neumann, Hermann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4.7</text:p>
                    </table:table-cell>
                    <table:table-cell table:style-name="Tabelle3.A1" office:value-type="string">
                      <text:p text:style-name="Table_20_Contents">2007</text:p>
                    </table:table-cell>
                    <table:table-cell table:style-name="Tabelle3.A1" office:value-type="string">
                      <text:p text:style-name="Table_20_Contents">669.0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Table_20_Contents">657.0</text:p>
                    </table:table-cell>
                    <table:table-cell table:style-name="Tabelle3.A1" office:value-type="string">
                      <text:p text:style-name="Table_20_Contents">6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m9ybWVsbGEvL1RpbW8%3D" office:target-frame-name="_blank" xlink:show="new">Formella, Timo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6.5</text:p>
                    </table:table-cell>
                    <table:table-cell table:style-name="Tabelle3.A1" office:value-type="string">
                      <text:p text:style-name="Table_20_Contents">1447</text:p>
                    </table:table-cell>
                    <table:table-cell table:style-name="Tabelle3.A1" office:value-type="string">
                      <text:p text:style-name="Table_20_Contents">723.5</text:p>
                    </table:table-cell>
                    <table:table-cell table:style-name="Tabelle3.A1" office:value-type="string">
                      <text:p text:style-name="Table_20_Contents">784.0</text:p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Table_20_Contents">78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3J1c2VjLy9NYXJpbw%3D%3D" office:target-frame-name="_blank" xlink:show="new">Krusec, Mario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18</text:p>
                    </table:table-cell>
                    <table:table-cell table:style-name="Tabelle3.A1" office:value-type="string">
                      <text:p text:style-name="Table_20_Contents">818.0</text:p>
                    </table:table-cell>
                    <table:table-cell table:style-name="Tabelle3.A1" office:value-type="string">
                      <text:p text:style-name="Table_20_Contents">818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81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HVkbGVyLy9CZXJuaGFyZA%3D%3D" office:target-frame-name="_blank" xlink:show="new">Dudler, Bernhard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774</text:p>
                    </table:table-cell>
                    <table:table-cell table:style-name="Tabelle3.A1" office:value-type="string">
                      <text:p text:style-name="Table_20_Contents">774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74.0</text:p>
                    </table:table-cell>
                    <table:table-cell table:style-name="Tabelle3.A1" office:value-type="string">
                      <text:p text:style-name="Table_20_Contents">774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7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m9uaWdrZWl0Ly9Xb2xmZ2FuZw%3D%3D" office:target-frame-name="_blank" xlink:show="new">Jonigkeit, Wolfgang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791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9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ya2V0dC8vUGllcnJl" office:target-frame-name="_blank" xlink:show="new">Markett, Pierre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440</text:p>
                    </table:table-cell>
                    <table:table-cell table:style-name="Tabelle3.A1" office:value-type="string">
                      <text:p text:style-name="Table_20_Contents">720.0</text:p>
                    </table:table-cell>
                    <table:table-cell table:style-name="Tabelle3.A1" office:value-type="string">
                      <text:p text:style-name="Table_20_Contents">729.0</text:p>
                    </table:table-cell>
                    <table:table-cell table:style-name="Tabelle3.A1" office:value-type="string">
                      <text:p text:style-name="Table_20_Contents">711.0</text:p>
                    </table:table-cell>
                    <table:table-cell table:style-name="Tabelle3.A1" office:value-type="string">
                      <text:p text:style-name="Table_20_Contents">72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GV0ZXJzLy9Ib3JzdA%3D%3D" office:target-frame-name="_blank" xlink:show="new">Peters, Horst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3.7</text:p>
                    </table:table-cell>
                    <table:table-cell table:style-name="Tabelle3.A1" office:value-type="string">
                      <text:p text:style-name="Table_20_Contents">2101</text:p>
                    </table:table-cell>
                    <table:table-cell table:style-name="Tabelle3.A1" office:value-type="string">
                      <text:p text:style-name="Table_20_Contents">700.3</text:p>
                    </table:table-cell>
                    <table:table-cell table:style-name="Tabelle3.A1" office:value-type="string">
                      <text:p text:style-name="Table_20_Contents">701.0</text:p>
                    </table:table-cell>
                    <table:table-cell table:style-name="Tabelle3.A1" office:value-type="string">
                      <text:p text:style-name="Table_20_Contents">700.0</text:p>
                    </table:table-cell>
                    <table:table-cell table:style-name="Tabelle3.A1" office:value-type="string">
                      <text:p text:style-name="Table_20_Contents">73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mFhdHNjaC8vTWFpaw%3D%3D" office:target-frame-name="_blank" xlink:show="new">Baatsch, Maik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738</text:p>
                    </table:table-cell>
                    <table:table-cell table:style-name="Tabelle3.A1" office:value-type="string">
                      <text:p text:style-name="Table_20_Contents">738.0</text:p>
                    </table:table-cell>
                    <table:table-cell table:style-name="Tabelle3.A1" office:value-type="string">
                      <text:p text:style-name="Table_20_Contents">738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3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dmFuIExpZXIvL01pY2hhZWw%3D" office:target-frame-name="_blank" xlink:show="new">van Lier, Michael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1428</text:p>
                    </table:table-cell>
                    <table:table-cell table:style-name="Tabelle3.A1" office:value-type="string">
                      <text:p text:style-name="Table_20_Contents">714.0</text:p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Table_20_Contents">692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dmFuIExpZXIvL1RvYmlhcw%3D%3D" office:target-frame-name="_blank" xlink:show="new">van Lier, Tobias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1370</text:p>
                    </table:table-cell>
                    <table:table-cell table:style-name="Tabelle3.A1" office:value-type="string">
                      <text:p text:style-name="Table_20_Contents">685.0</text:p>
                    </table:table-cell>
                    <table:table-cell table:style-name="Tabelle3.A1" office:value-type="string">
                      <text:p text:style-name="Table_20_Contents">685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9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HppdXJhLy9Ub3JiZW4%3D" office:target-frame-name="_blank" xlink:show="new">Dziura, Torben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740</text:p>
                    </table:table-cell>
                    <table:table-cell table:style-name="Tabelle3.A1" office:value-type="string">
                      <text:p text:style-name="Table_20_Contents">740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40.0</text:p>
                    </table:table-cell>
                    <table:table-cell table:style-name="Tabelle3.A1" office:value-type="string">
                      <text:p text:style-name="Table_20_Contents">74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3JjaG93c2tpLy9EaWV0ZXI%3D" office:target-frame-name="_blank" xlink:show="new">Orchowski, Dieter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1.4</text:p>
                    </table:table-cell>
                    <table:table-cell table:style-name="Tabelle3.A1" office:value-type="string">
                      <text:p text:style-name="Table_20_Contents">3225</text:p>
                    </table:table-cell>
                    <table:table-cell table:style-name="Tabelle3.A1" office:value-type="string">
                      <text:p text:style-name="Table_20_Contents">645.0</text:p>
                    </table:table-cell>
                    <table:table-cell table:style-name="Tabelle3.A1" office:value-type="string">
                      <text:p text:style-name="Table_20_Contents">630.0</text:p>
                    </table:table-cell>
                    <table:table-cell table:style-name="Tabelle3.A1" office:value-type="string">
                      <text:p text:style-name="Table_20_Contents">655.0</text:p>
                    </table:table-cell>
                    <table:table-cell table:style-name="Tabelle3.A1" office:value-type="string">
                      <text:p text:style-name="Table_20_Contents">7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mFlc2VyLy9NaWNoYWVs" office:target-frame-name="_blank" xlink:show="new">Faeser, Michael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713</text:p>
                    </table:table-cell>
                    <table:table-cell table:style-name="Tabelle3.A1" office:value-type="string">
                      <text:p text:style-name="Table_20_Contents">713.0</text:p>
                    </table:table-cell>
                    <table:table-cell table:style-name="Tabelle3.A1" office:value-type="string">
                      <text:p text:style-name="Table_20_Contents">713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1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mFhYmVyLy9IZXJiZXJ0" office:target-frame-name="_blank" xlink:show="new">Faaber, Herbert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694</text:p>
                    </table:table-cell>
                    <table:table-cell table:style-name="Tabelle3.A1" office:value-type="string">
                      <text:p text:style-name="Table_20_Contents">694.0</text:p>
                    </table:table-cell>
                    <table:table-cell table:style-name="Tabelle3.A1" office:value-type="string">
                      <text:p text:style-name="Table_20_Contents">694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9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R8O2cnR6Ly9GYWJpYW4%3D" office:target-frame-name="_blank" xlink:show="new">Görtz, Fabian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746</text:p>
                    </table:table-cell>
                    <table:table-cell table:style-name="Tabelle3.A1" office:value-type="string">
                      <text:p text:style-name="Table_20_Contents">746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46.0</text:p>
                    </table:table-cell>
                    <table:table-cell table:style-name="Tabelle3.A1" office:value-type="string">
                      <text:p text:style-name="Table_20_Contents">74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3RpZWJpbmcvL0RpZXRlcg%3D%3D" office:target-frame-name="_blank" xlink:show="new">Stiebing, Dieter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.5</text:p>
                    </table:table-cell>
                    <table:table-cell table:style-name="Tabelle3.A1" office:value-type="string">
                      <text:p text:style-name="Table_20_Contents">1357</text:p>
                    </table:table-cell>
                    <table:table-cell table:style-name="Tabelle3.A1" office:value-type="string">
                      <text:p text:style-name="Table_20_Contents">678.5</text:p>
                    </table:table-cell>
                    <table:table-cell table:style-name="Tabelle3.A1" office:value-type="string">
                      <text:p text:style-name="Table_20_Contents">726.0</text:p>
                    </table:table-cell>
                    <table:table-cell table:style-name="Tabelle3.A1" office:value-type="string">
                      <text:p text:style-name="Table_20_Contents">631.0</text:p>
                    </table:table-cell>
                    <table:table-cell table:style-name="Tabelle3.A1" office:value-type="string">
                      <text:p text:style-name="Table_20_Contents">72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FlbWFubi8vT2xhZg%3D%3D" office:target-frame-name="_blank" xlink:show="new">Saemann, Olaf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.7</text:p>
                    </table:table-cell>
                    <table:table-cell table:style-name="Tabelle3.A1" office:value-type="string">
                      <text:p text:style-name="Table_20_Contents">1923</text:p>
                    </table:table-cell>
                    <table:table-cell table:style-name="Tabelle3.A1" office:value-type="string">
                      <text:p text:style-name="Table_20_Contents">641.0</text:p>
                    </table:table-cell>
                    <table:table-cell table:style-name="Tabelle3.A1" office:value-type="string">
                      <text:p text:style-name="Table_20_Contents">641.5</text:p>
                    </table:table-cell>
                    <table:table-cell table:style-name="Tabelle3.A1" office:value-type="string">
                      <text:p text:style-name="Table_20_Contents">640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mlwcGVsLy9NYXR0aGlhcw%3D%3D" office:target-frame-name="_blank" xlink:show="new">Rippel, Matthias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709</text:p>
                    </table:table-cell>
                    <table:table-cell table:style-name="Tabelle3.A1" office:value-type="string">
                      <text:p text:style-name="Table_20_Contents">709.0</text:p>
                    </table:table-cell>
                    <table:table-cell table:style-name="Tabelle3.A1" office:value-type="string">
                      <text:p text:style-name="Table_20_Contents">709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0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GFubmVjay8vTWFyY2Vs" office:target-frame-name="_blank" xlink:show="new">Panneck, Marcel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708</text:p>
                    </table:table-cell>
                    <table:table-cell table:style-name="Tabelle3.A1" office:value-type="string">
                      <text:p text:style-name="Table_20_Contents">708.0</text:p>
                    </table:table-cell>
                    <table:table-cell table:style-name="Tabelle3.A1" office:value-type="string">
                      <text:p text:style-name="Table_20_Contents">708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7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m9zaW4vL01pY2hhZWw%3D" office:target-frame-name="_blank" xlink:show="new">Rosin, Michael</text:a></text:p>
                    </table:table-cell>
                    <table:table-cell table:style-name="Tabelle3.A1" office:value-type="string">
                      <text:p text:style-name="Table_20_Contents">SK Kleve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1365</text:p>
                    </table:table-cell>
                    <table:table-cell table:style-name="Tabelle3.A1" office:value-type="string">
                      <text:p text:style-name="Table_20_Contents">682.5</text:p>
                    </table:table-cell>
                    <table:table-cell table:style-name="Tabelle3.A1" office:value-type="string">
                      <text:p text:style-name="Table_20_Contents">697.0</text:p>
                    </table:table-cell>
                    <table:table-cell table:style-name="Tabelle3.A1" office:value-type="string">
                      <text:p text:style-name="Table_20_Contents">668.0</text:p>
                    </table:table-cell>
                    <table:table-cell table:style-name="Tabelle3.A1" office:value-type="string">
                      <text:p text:style-name="Table_20_Contents">69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NobG%2FDn25pY2tsLy9FbGtl" office:target-frame-name="_blank" xlink:show="new">Schloßnickl, Elke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.0</text:p>
                    </table:table-cell>
                    <table:table-cell table:style-name="Tabelle3.A1" office:value-type="string">
                      <text:p text:style-name="Table_20_Contents">675</text:p>
                    </table:table-cell>
                    <table:table-cell table:style-name="Tabelle3.A1" office:value-type="string">
                      <text:p text:style-name="Table_20_Contents">675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75.0</text:p>
                    </table:table-cell>
                    <table:table-cell table:style-name="Tabelle3.A1" office:value-type="string">
                      <text:p text:style-name="Table_20_Contents">6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lja2luZy8vRXdhbGQ%3D" office:target-frame-name="_blank" xlink:show="new">Sicking, Ewald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.0</text:p>
                    </table:table-cell>
                    <table:table-cell table:style-name="Tabelle3.A1" office:value-type="string">
                      <text:p text:style-name="Table_20_Contents">663</text:p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JvZGUvL1NpZWdmcmllZA%3D%3D" office:target-frame-name="_blank" xlink:show="new">Brode, Siegfried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88</text:p>
                    </table:table-cell>
                    <table:table-cell table:style-name="Tabelle3.A1" office:value-type="string">
                      <text:p text:style-name="Table_20_Contents">688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88.0</text:p>
                    </table:table-cell>
                    <table:table-cell table:style-name="Tabelle3.A1" office:value-type="string">
                      <text:p text:style-name="Table_20_Contents">68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yZWsvL1dvbGZnYW5n" office:target-frame-name="_blank" xlink:show="new">Marek, Wolfgang</text:a></text:p>
                    </table:table-cell>
                    <table:table-cell table:style-name="Tabelle3.A1" office:value-type="string">
                      <text:p text:style-name="Table_20_Contents">KSF 32 Duisburg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559</text:p>
                    </table:table-cell>
                    <table:table-cell table:style-name="Tabelle3.A1" office:value-type="string">
                      <text:p text:style-name="Table_20_Contents">559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559.0</text:p>
                    </table:table-cell>
                    <table:table-cell table:style-name="Tabelle3.A1" office:value-type="string">
                      <text:p text:style-name="Table_20_Contents">55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mV1bWFubi8vSXJtZ2FyZA%3D%3D" office:target-frame-name="_blank" xlink:show="new">Neumann, Irmgard</text:a></text:p>
                    </table:table-cell>
                    <table:table-cell table:style-name="Tabelle3.A1" office:value-type="string">
                      <text:p text:style-name="Table_20_Contents">KSG 31 Ess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505</text:p>
                    </table:table-cell>
                    <table:table-cell table:style-name="Tabelle3.A1" office:value-type="string">
                      <text:p text:style-name="Table_20_Contents">505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505.0</text:p>
                    </table:table-cell>
                    <table:table-cell table:style-name="Tabelle3.A1" office:value-type="string">
                      <text:p text:style-name="Table_20_Contents">50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hcy8vU3RlZmZlbg%3D%3D" office:target-frame-name="_blank" xlink:show="new">Maas, Steffen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451</text:p>
                    </table:table-cell>
                    <table:table-cell table:style-name="Tabelle3.A1" office:value-type="string">
                      <text:p text:style-name="Table_20_Contents">451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451.0</text:p>
                    </table:table-cell>
                    <table:table-cell table:style-name="Tabelle3.A1" office:value-type="string">
                      <text:p text:style-name="Table_20_Contents">45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TWFydGluLy9Hw7xudGhlcg%3D%3D" office:target-frame-name="_blank" xlink:show="new">Martin, Günther</text:a></text:p>
                    </table:table-cell>
                    <table:table-cell table:style-name="Tabelle3.A1" office:value-type="string">
                      <text:p text:style-name="Table_20_Contents">SK 66/99 Solingen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81</text:p>
                    </table:table-cell>
                    <table:table-cell table:style-name="Tabelle3.A1" office:value-type="string">
                      <text:p text:style-name="Table_20_Contents">681.0</text:p>
                    </table:table-cell>
                    <table:table-cell table:style-name="Tabelle3.A1" office:value-type="string">
                      <text:p text:style-name="Table_20_Contents">681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U2VtZWxrYS8vTWFyaW8%3D" office:target-frame-name="_blank" xlink:show="new">Semelka, Mario</text:a></text:p>
                    </table:table-cell>
                    <table:table-cell table:style-name="Tabelle3.A1" office:value-type="string">
                      <text:p text:style-name="Table_20_Contents">SKV Rees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37</text:p>
                    </table:table-cell>
                    <table:table-cell table:style-name="Tabelle3.A1" office:value-type="string">
                      <text:p text:style-name="Table_20_Contents">637.0</text:p>
                    </table:table-cell>
                    <table:table-cell table:style-name="Tabelle3.A1" office:value-type="string">
                      <text:p text:style-name="Table_20_Contents">637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nJhbmQvL0hvcnN0" office:target-frame-name="_blank" xlink:show="new">Brand, Horst</text:a></text:p>
                    </table:table-cell>
                    <table:table-cell table:style-name="Tabelle3.A1" office:value-type="string">
                      <text:p text:style-name="Table_20_Contents">SKC Kapellen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27</text:p>
                    </table:table-cell>
                    <table:table-cell table:style-name="Tabelle3.A1" office:value-type="string">
                      <text:p text:style-name="Table_20_Contents">627.0</text:p>
                    </table:table-cell>
                    <table:table-cell table:style-name="Tabelle3.A1" office:value-type="string">
                      <text:p text:style-name="Table_20_Contents">627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2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Q2xlbWVucy8vT2xhZg%3D%3D" office:target-frame-name="_blank" xlink:show="new">Clemens, Olaf</text:a></text:p>
                    </table:table-cell>
                    <table:table-cell table:style-name="Tabelle3.A1" office:value-type="string">
                      <text:p text:style-name="Table_20_Contents">BW 61 Mülheim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14</text:p>
                    </table:table-cell>
                    <table:table-cell table:style-name="Tabelle3.A1" office:value-type="string">
                      <text:p text:style-name="Table_20_Contents">614.0</text:p>
                    </table:table-cell>
                    <table:table-cell table:style-name="Tabelle3.A1" office:value-type="string">
                      <text:p text:style-name="Table_20_Contents">614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61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2/SGFtYWNoZXIvL1Vkbw%3D%3D" office:target-frame-name="_blank" xlink:show="new">Hamacher, Udo</text:a></text:p>
                    </table:table-cell>
                    <table:table-cell table:style-name="Tabelle3.A1" office:value-type="string">
                      <text:p text:style-name="Table_20_Contents">SK Dinslaken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520</text:p>
                    </table:table-cell>
                    <table:table-cell table:style-name="Tabelle3.A1" office:value-type="string">
                      <text:p text:style-name="Table_20_Contents">520.0</text:p>
                    </table:table-cell>
                    <table:table-cell table:style-name="Tabelle3.A1" office:value-type="string">
                      <text:p text:style-name="Table_20_Contents">520.0</text:p>
                    </table:table-cell>
                    <table:table-cell table:style-name="Tabelle3.A1" office:value-type="string">
                      <text:p text:style-name="P2"/>
                    </table:table-cell>
                    <table:table-cell table:style-name="Tabelle3.A1" office:value-type="string">
                      <text:p text:style-name="Table_20_Contents">520</text:p>
                    </table:table-cell>
                  </table:table-row>
                </table:table>
                <text:p text:style-name="Text_20_body"><text:line-break/></text:p>
              </text:section>
            </text:section>
          </text:section>
        </text:section>
        <text:section text:style-name="Sect1" text:name="contentBorderRight">
          <text:p text:style-name="Standard"/>
        </text:section>
      </text:section>
      <text:section text:style-name="Sect1" text:name="foote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0:49:14.66</meta:creation-date>
    <meta:document-statistic meta:table-count="2" meta:image-count="0" meta:object-count="0" meta:page-count="4" meta:paragraph-count="1179" meta:word-count="1557" meta:character-count="6227"/>
    <dc:date>2013-11-11T10:50:43.87</dc:date>
    <meta:editing-duration>PT1M29S</meta:editing-duration>
    <meta:editing-cycles>1</meta:editing-cycles>
    <meta:generator>OpenOffice/4.0.0$Win32 OpenOffice.org_project/400m3$Build-9702</meta:generator>
  </office:meta>
</office:document-meta>
</file>